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18E0000018ECA8B6F8978845C50.png" manifest:media-type="image/png"/>
  <manifest:file-entry manifest:full-path="Pictures/100002010000018E0000018EBD486230B4FC5109.png" manifest:media-type="image/png"/>
  <manifest:file-entry manifest:full-path="Pictures/1000020000000094000000940444C3C9D205423F.png" manifest:media-type="image/png"/>
  <manifest:file-entry manifest:full-path="Pictures/100002000000009400000094183D941B7D80F4B0.png" manifest:media-type="image/png"/>
  <manifest:file-entry manifest:full-path="Pictures/10000201000000B4000000B4208AF0A64964E903.png" manifest:media-type="image/png"/>
  <manifest:file-entry manifest:full-path="Pictures/1000020000000094000000947840CCE6317D2720.png" manifest:media-type="image/png"/>
  <manifest:file-entry manifest:full-path="Pictures/100002000000009400000094885D4295E8021B8C.png" manifest:media-type="image/png"/>
  <manifest:file-entry manifest:full-path="Pictures/10000200000001CC000001CC8D30CC1D74D8248E.png" manifest:media-type="image/png"/>
  <manifest:file-entry manifest:full-path="Pictures/10000200000001A500000197197CCDDDCC66E692.png" manifest:media-type="image/png"/>
  <manifest:file-entry manifest:full-path="Pictures/10000200000002F4000001063CDF15509538B8F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MingLiU-ExtB" svg:font-family="MingLiU-ExtB"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Таблица1" style:family="table">
      <style:table-properties style:width="19.503cm" fo:margin-left="-0.51cm" fo:margin-top="0cm" fo:margin-bottom="0cm" table:align="left" style:writing-mode="lr-tb"/>
    </style:style>
    <style:style style:name="Таблица1.A" style:family="table-column">
      <style:table-column-properties style:column-width="6.69cm"/>
    </style:style>
    <style:style style:name="Таблица1.B" style:family="table-column">
      <style:table-column-properties style:column-width="6.191cm"/>
    </style:style>
    <style:style style:name="Таблица1.C" style:family="table-column">
      <style:table-column-properties style:column-width="6.622cm"/>
    </style:style>
    <style:style style:name="Таблица1.1" style:family="table-row">
      <style:table-row-properties fo:keep-together="auto"/>
    </style:style>
    <style:style style:name="Таблица1.A1" style:family="table-cell">
      <style:table-cell-properties fo:background-color="#d9d9d9" fo:padding-left="0.199cm" fo:padding-right="0.191cm" fo:padding-top="0cm" fo:padding-bottom="0cm" fo:border="0.5pt solid #000000">
        <style:background-image/>
      </style:table-cell-properties>
    </style:style>
    <style:style style:name="Таблица1.2" style:family="table-row">
      <style:table-row-properties style:min-row-height="2.808cm" fo:keep-together="auto"/>
    </style:style>
    <style:style style:name="Таблица1.A2" style:family="table-cell">
      <style:table-cell-properties fo:padding-left="0.199cm" fo:padding-right="0.191cm" fo:padding-top="0cm" fo:padding-bottom="0cm" fo:border="0.5pt solid #000000"/>
    </style:style>
    <style:style style:name="Таблица1.B2" style:family="table-cell">
      <style:table-cell-properties fo:padding-left="0.199cm" fo:padding-right="0.191cm" fo:padding-top="0cm" fo:padding-bottom="0cm" fo:border="0.5pt solid #000000"/>
    </style:style>
    <style:style style:name="Таблица1.C2" style:family="table-cell">
      <style:table-cell-properties fo:padding-left="0.199cm" fo:padding-right="0.191cm" fo:padding-top="0cm" fo:padding-bottom="0cm" fo:border="0.5pt solid #000000"/>
    </style:style>
    <style:style style:name="Таблица2" style:family="table">
      <style:table-properties style:width="19.503cm" fo:margin-left="-0.51cm" fo:margin-top="0cm" fo:margin-bottom="0cm" table:align="left" style:writing-mode="lr-tb"/>
    </style:style>
    <style:style style:name="Таблица2.A" style:family="table-column">
      <style:table-column-properties style:column-width="6.69cm"/>
    </style:style>
    <style:style style:name="Таблица2.B" style:family="table-column">
      <style:table-column-properties style:column-width="6.191cm"/>
    </style:style>
    <style:style style:name="Таблица2.C" style:family="table-column">
      <style:table-column-properties style:column-width="6.622cm"/>
    </style:style>
    <style:style style:name="Таблица2.1" style:family="table-row">
      <style:table-row-properties fo:keep-together="auto"/>
    </style:style>
    <style:style style:name="Таблица2.A1" style:family="table-cell">
      <style:table-cell-properties fo:background-color="#d9d9d9" fo:padding-left="0.199cm" fo:padding-right="0.191cm" fo:padding-top="0cm" fo:padding-bottom="0cm" fo:border="0.5pt solid #000000">
        <style:background-image/>
      </style:table-cell-properties>
    </style:style>
    <style:style style:name="Таблица2.2" style:family="table-row">
      <style:table-row-properties style:min-row-height="2.808cm" fo:keep-together="auto"/>
    </style:style>
    <style:style style:name="Таблица2.A2" style:family="table-cell">
      <style:table-cell-properties fo:padding-left="0.199cm" fo:padding-right="0.191cm" fo:padding-top="0cm" fo:padding-bottom="0cm" fo:border="0.5pt solid #000000"/>
    </style:style>
    <style:style style:name="Таблица2.B2" style:family="table-cell">
      <style:table-cell-properties fo:padding-left="0.199cm" fo:padding-right="0.191cm" fo:padding-top="0cm" fo:padding-bottom="0cm" fo:border="0.5pt solid #000000"/>
    </style:style>
    <style:style style:name="Таблица2.C2" style:family="table-cell">
      <style:table-cell-properties fo:padding-left="0.199cm" fo:padding-right="0.191cm" fo:padding-top="0cm" fo:padding-bottom="0cm" fo:border="0.5pt solid #000000"/>
    </style:style>
    <style:style style:name="Таблица3" style:family="table">
      <style:table-properties style:width="19.503cm" fo:margin-left="-0.51cm" fo:margin-top="0cm" fo:margin-bottom="0cm" table:align="left" style:writing-mode="lr-tb"/>
    </style:style>
    <style:style style:name="Таблица3.A" style:family="table-column">
      <style:table-column-properties style:column-width="6.69cm"/>
    </style:style>
    <style:style style:name="Таблица3.B" style:family="table-column">
      <style:table-column-properties style:column-width="6.191cm"/>
    </style:style>
    <style:style style:name="Таблица3.C" style:family="table-column">
      <style:table-column-properties style:column-width="6.622cm"/>
    </style:style>
    <style:style style:name="Таблица3.1" style:family="table-row">
      <style:table-row-properties fo:keep-together="auto"/>
    </style:style>
    <style:style style:name="Таблица3.A1" style:family="table-cell">
      <style:table-cell-properties fo:background-color="#d9d9d9" fo:padding-left="0.199cm" fo:padding-right="0.191cm" fo:padding-top="0cm" fo:padding-bottom="0cm" fo:border="0.5pt solid #000000">
        <style:background-image/>
      </style:table-cell-properties>
    </style:style>
    <style:style style:name="Таблица3.2" style:family="table-row">
      <style:table-row-properties style:min-row-height="2.808cm" fo:keep-together="auto"/>
    </style:style>
    <style:style style:name="Таблица3.A2" style:family="table-cell">
      <style:table-cell-properties fo:padding-left="0.199cm" fo:padding-right="0.191cm" fo:padding-top="0cm" fo:padding-bottom="0cm" fo:border="0.5pt solid #000000"/>
    </style:style>
    <style:style style:name="Таблица3.B2" style:family="table-cell">
      <style:table-cell-properties fo:padding-left="0.199cm" fo:padding-right="0.191cm" fo:padding-top="0cm" fo:padding-bottom="0cm" fo:border="0.5pt solid #000000"/>
    </style:style>
    <style:style style:name="Таблица3.C2" style:family="table-cell">
      <style:table-cell-properties fo:padding-left="0.199cm" fo:padding-right="0.191cm" fo:padding-top="0cm" fo:padding-bottom="0cm" fo:border="0.5pt solid #000000"/>
    </style:style>
    <style:style style:name="Таблица3.3" style:family="table-row">
      <style:table-row-properties style:min-row-height="2.856cm" fo:keep-together="auto"/>
    </style:style>
    <style:style style:name="Таблица3.A3" style:family="table-cell">
      <style:table-cell-properties fo:padding-left="0.199cm" fo:padding-right="0.191cm" fo:padding-top="0cm" fo:padding-bottom="0cm" fo:border="0.5pt solid #000000"/>
    </style:style>
    <style:style style:name="Таблица3.B3" style:family="table-cell">
      <style:table-cell-properties fo:padding-left="0.199cm" fo:padding-right="0.191cm" fo:padding-top="0cm" fo:padding-bottom="0cm" fo:border="0.5pt solid #000000"/>
    </style:style>
    <style:style style:name="Таблица3.C3" style:family="table-cell">
      <style:table-cell-properties fo:padding-left="0.199cm" fo:padding-right="0.191cm" fo:padding-top="0cm" fo:padding-bottom="0cm" fo:border="0.5pt solid #000000"/>
    </style:style>
    <style:style style:name="Таблица4" style:family="table">
      <style:table-properties style:width="18.574cm" fo:margin-left="0cm" fo:margin-top="0cm" fo:margin-bottom="0cm" table:align="left" style:writing-mode="lr-tb"/>
    </style:style>
    <style:style style:name="Таблица4.A" style:family="table-column">
      <style:table-column-properties style:column-width="6.5cm"/>
    </style:style>
    <style:style style:name="Таблица4.B" style:family="table-column">
      <style:table-column-properties style:column-width="5.08cm"/>
    </style:style>
    <style:style style:name="Таблица4.C" style:family="table-column">
      <style:table-column-properties style:column-width="6.994cm"/>
    </style:style>
    <style:style style:name="Таблица4.1" style:family="table-row">
      <style:table-row-properties fo:keep-together="auto"/>
    </style:style>
    <style:style style:name="Таблица4.A1" style:family="table-cell">
      <style:table-cell-properties fo:background-color="#d9d9d9" fo:padding-left="0.159cm" fo:padding-right="0.15cm" fo:padding-top="0.101cm" fo:padding-bottom="0.101cm" fo:border="0.5pt solid #000000">
        <style:background-image/>
      </style:table-cell-properties>
    </style:style>
    <style:style style:name="Таблица4.2" style:family="table-row">
      <style:table-row-properties style:min-row-height="5.93cm" fo:keep-together="auto"/>
    </style:style>
    <style:style style:name="Таблица4.A2" style:family="table-cell">
      <style:table-cell-properties fo:padding-left="0.159cm" fo:padding-right="0.15cm" fo:padding-top="0.101cm" fo:padding-bottom="0.101cm" fo:border="0.5pt solid #000000"/>
    </style:style>
    <style:style style:name="Таблица4.B2" style:family="table-cell">
      <style:table-cell-properties fo:padding-left="0.159cm" fo:padding-right="0.15cm" fo:padding-top="0.101cm" fo:padding-bottom="0.101cm" fo:border="0.5pt solid #000000"/>
    </style:style>
    <style:style style:name="Таблица4.C2" style:family="table-cell">
      <style:table-cell-properties fo:padding-left="0.159cm" fo:padding-right="0.15cm" fo:padding-top="0.101cm" fo:padding-bottom="0.101cm" fo:border="0.5pt solid #000000"/>
    </style:style>
    <style:style style:name="Таблица4.4" style:family="table-row">
      <style:table-row-properties style:min-row-height="0.716cm" fo:keep-together="auto"/>
    </style:style>
    <style:style style:name="Таблица4.A4" style:family="table-cell">
      <style:table-cell-properties fo:padding-left="0.159cm" fo:padding-right="0.15cm" fo:padding-top="0.101cm" fo:padding-bottom="0.101cm" fo:border="0.5pt solid #000000"/>
    </style:style>
    <style:style style:name="Таблица4.B4" style:family="table-cell">
      <style:table-cell-properties fo:padding-left="0.159cm" fo:padding-right="0.15cm" fo:padding-top="0.101cm" fo:padding-bottom="0.101cm" fo:border="0.5pt solid #000000"/>
    </style:style>
    <style:style style:name="Таблица4.C4" style:family="table-cell">
      <style:table-cell-properties fo:padding-left="0.159cm" fo:padding-right="0.15cm" fo:padding-top="0.101cm" fo:padding-bottom="0.101cm" fo:border="0.5pt solid #000000"/>
    </style:style>
    <style:style style:name="Таблица5" style:family="table">
      <style:table-properties style:width="16.852cm" fo:margin-left="0.141cm" fo:margin-top="0cm" fo:margin-bottom="0cm" table:align="left" style:writing-mode="lr-tb"/>
    </style:style>
    <style:style style:name="Таблица5.A" style:family="table-column">
      <style:table-column-properties style:column-width="4.35cm"/>
    </style:style>
    <style:style style:name="Таблица5.B" style:family="table-column">
      <style:table-column-properties style:column-width="4.75cm"/>
    </style:style>
    <style:style style:name="Таблица5.C" style:family="table-column">
      <style:table-column-properties style:column-width="1.75cm"/>
    </style:style>
    <style:style style:name="Таблица5.D" style:family="table-column">
      <style:table-column-properties style:column-width="6.003cm"/>
    </style:style>
    <style:style style:name="Таблица5.1" style:family="table-row">
      <style:table-row-properties style:min-row-height="0.049cm" fo:keep-together="auto"/>
    </style:style>
    <style:style style:name="Таблица5.A1" style:family="table-cell">
      <style:table-cell-properties fo:background-color="#d9d9d9" fo:padding-left="0.141cm" fo:padding-right="0.15cm" fo:padding-top="0.101cm" fo:padding-bottom="0.101cm" fo:border="0.5pt solid #00000a">
        <style:background-image/>
      </style:table-cell-properties>
    </style:style>
    <style:style style:name="Таблица5.B1" style:family="table-cell">
      <style:table-cell-properties fo:background-color="#d9d9d9" fo:padding-left="0.15cm" fo:padding-right="0.15cm" fo:padding-top="0.101cm" fo:padding-bottom="0.101cm" fo:border-left="0.5pt solid #00000a" fo:border-right="0.5pt solid #000000" fo:border-top="0.5pt solid #00000a" fo:border-bottom="0.5pt solid #00000a">
        <style:background-image/>
      </style:table-cell-properties>
    </style:style>
    <style:style style:name="Таблица5.2" style:family="table-row">
      <style:table-row-properties style:min-row-height="2.136cm" fo:keep-together="auto"/>
    </style:style>
    <style:style style:name="Таблица5.A2" style:family="table-cell">
      <style:table-cell-properties fo:background-color="#ffffff" fo:padding-left="0.141cm" fo:padding-right="0.15cm" fo:padding-top="0.101cm" fo:padding-bottom="0.101cm" fo:border="0.5pt solid #00000a">
        <style:background-image/>
      </style:table-cell-properties>
    </style:style>
    <style:style style:name="Таблица5.B2" style:family="table-cell">
      <style:table-cell-properties fo:padding-left="0.15cm" fo:padding-right="0.15cm" fo:padding-top="0.101cm" fo:padding-bottom="0.101cm" fo:border-left="0.5pt solid #00000a" fo:border-right="0.5pt solid #000000" fo:border-top="0.5pt solid #00000a" fo:border-bottom="0.5pt solid #00000a"/>
    </style:style>
    <style:style style:name="Таблица5.C2" style:family="table-cell">
      <style:table-cell-properties fo:padding-left="0.15cm" fo:padding-right="0.15cm" fo:padding-top="0.101cm" fo:padding-bottom="0.101cm" fo:border-left="0.5pt solid #00000a" fo:border-right="0.5pt solid #000000" fo:border-top="0.5pt solid #00000a" fo:border-bottom="0.5pt solid #00000a"/>
    </style:style>
    <style:style style:name="Таблица5.B4" style:family="table-cell">
      <style:table-cell-properties fo:padding-left="0.15cm" fo:padding-right="0.15cm" fo:padding-top="0.101cm" fo:padding-bottom="0.101cm" fo:border-left="0.5pt solid #00000a" fo:border-right="0.5pt solid #000000" fo:border-top="0.5pt solid #00000a" fo:border-bottom="0.5pt solid #00000a"/>
    </style:style>
    <style:style style:name="Таблица5.D4" style:family="table-cell">
      <style:table-cell-properties fo:padding-left="0.15cm" fo:padding-right="0.15cm" fo:padding-top="0.101cm" fo:padding-bottom="0.101cm" fo:border-left="0.5pt solid #00000a" fo:border-right="0.5pt solid #000000" fo:border-top="0.5pt solid #00000a" fo:border-bottom="0.5pt solid #00000a"/>
    </style:style>
    <style:style style:name="Таблица5.B5" style:family="table-cell">
      <style:table-cell-properties fo:padding-left="0.15cm" fo:padding-right="0.15cm" fo:padding-top="0.101cm" fo:padding-bottom="0.101cm" fo:border-left="0.5pt solid #00000a" fo:border-right="0.5pt solid #000000" fo:border-top="0.5pt solid #00000a" fo:border-bottom="0.5pt solid #00000a"/>
    </style:style>
    <style:style style:name="Таблица5.D5" style:family="table-cell">
      <style:table-cell-properties fo:padding-left="0.15cm" fo:padding-right="0.15cm" fo:padding-top="0.101cm" fo:padding-bottom="0.101cm" fo:border-left="0.5pt solid #00000a" fo:border-right="0.5pt solid #000000" fo:border-top="0.5pt solid #00000a" fo:border-bottom="0.5pt solid #00000a"/>
    </style:style>
    <style:style style:name="Таблица6" style:family="table">
      <style:table-properties style:width="19.165cm" fo:margin-left="0.053cm" fo:margin-top="0cm" fo:margin-bottom="0cm" table:align="left" style:writing-mode="lr-tb"/>
    </style:style>
    <style:style style:name="Таблица6.A" style:family="table-column">
      <style:table-column-properties style:column-width="13.289cm"/>
    </style:style>
    <style:style style:name="Таблица6.B" style:family="table-column">
      <style:table-column-properties style:column-width="5.874cm"/>
    </style:style>
    <style:style style:name="Таблица6.1" style:family="table-row">
      <style:table-row-properties fo:keep-together="auto"/>
    </style:style>
    <style:style style:name="Таблица6.A1" style:family="table-cell">
      <style:table-cell-properties fo:background-color="#d9d9d9" fo:padding-left="0.15cm" fo:padding-right="0.15cm" fo:padding-top="0.101cm" fo:padding-bottom="0.101cm" fo:border="0.5pt solid #000000">
        <style:background-image/>
      </style:table-cell-properties>
    </style:style>
    <style:style style:name="Таблица6.2" style:family="table-row">
      <style:table-row-properties style:min-row-height="0.035cm" fo:keep-together="auto"/>
    </style:style>
    <style:style style:name="Таблица6.A2" style:family="table-cell">
      <style:table-cell-properties fo:padding-left="0.15cm" fo:padding-right="0.15cm" fo:padding-top="0.101cm" fo:padding-bottom="0.101cm" fo:border="0.5pt solid #000000"/>
    </style:style>
    <style:style style:name="Таблица6.B2" style:family="table-cell">
      <style:table-cell-properties fo:padding-left="0.15cm" fo:padding-right="0.15cm" fo:padding-top="0.101cm" fo:padding-bottom="0.101cm" fo:border="0.5pt solid #000000"/>
    </style:style>
    <style:style style:name="Таблица6.A3" style:family="table-cell">
      <style:table-cell-properties fo:padding-left="0.15cm" fo:padding-right="0.15cm" fo:padding-top="0.101cm" fo:padding-bottom="0.101cm" fo:border="0.5pt solid #000000"/>
    </style:style>
    <style:style style:name="Таблица6.B3" style:family="table-cell">
      <style:table-cell-properties fo:padding-left="0.15cm" fo:padding-right="0.15cm" fo:padding-top="0.101cm" fo:padding-bottom="0.101cm" fo:border="0.5pt solid #000000"/>
    </style:style>
    <style:style style:name="Таблица6.A4" style:family="table-cell">
      <style:table-cell-properties fo:padding-left="0.15cm" fo:padding-right="0.15cm" fo:padding-top="0.101cm" fo:padding-bottom="0.101cm" fo:border="0.5pt solid #000000"/>
    </style:style>
    <style:style style:name="Таблица6.B4" style:family="table-cell">
      <style:table-cell-properties fo:padding-left="0.15cm" fo:padding-right="0.15cm" fo:padding-top="0.101cm" fo:padding-bottom="0.101cm"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fo:language="bg" fo:country="BG"/>
    </style:style>
    <style:style style:name="P3" style:family="paragraph" style:parent-style-name="Standard">
      <style:paragraph-properties fo:text-align="justify" style:justify-single-word="false"/>
    </style:style>
    <style:style style:name="P4" style:family="paragraph" style:parent-style-name="Standard">
      <style:paragraph-properties fo:margin-top="0.141cm" fo:margin-bottom="0cm" loext:contextual-spacing="false" fo:line-height="100%"/>
    </style:style>
    <style:style style:name="P5" style:family="paragraph" style:parent-style-name="Standard">
      <style:paragraph-properties fo:margin-top="0.141cm" fo:margin-bottom="0cm" loext:contextual-spacing="false" fo:line-height="100%" fo:text-align="center" style:justify-single-word="false"/>
    </style:style>
    <style:style style:name="P6" style:family="paragraph" style:parent-style-name="Standard">
      <style:paragraph-properties fo:margin-top="0.141cm" fo:margin-bottom="0cm" loext:contextual-spacing="false" fo:line-height="100%" fo:text-align="justify" style:justify-single-word="false"/>
    </style:style>
    <style:style style:name="P7" style:family="paragraph" style:parent-style-name="Standard">
      <style:paragraph-properties fo:margin-top="0.141cm" fo:margin-bottom="0cm" loext:contextual-spacing="false" fo:line-height="100%" fo:text-align="justify" style:justify-single-word="false"/>
      <style:text-properties fo:color="#000000" style:font-name="Consolas" style:font-name-asian="Times New Roman1" style:font-name-complex="Consolas1"/>
    </style:style>
    <style:style style:name="P8" style:family="paragraph" style:parent-style-name="Standard">
      <style:paragraph-properties fo:margin-top="0.141cm" fo:margin-bottom="0cm" loext:contextual-spacing="false" fo:line-height="100%" fo:text-align="justify" style:justify-single-word="false"/>
      <style:text-properties fo:color="#000000" style:font-name="Consolas" fo:language="bg" fo:country="BG" style:font-name-asian="Times New Roman1" style:font-name-complex="Consolas1"/>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fo:text-align="justify" style:justify-single-word="false"/>
    </style:style>
    <style:style style:name="P11" style:family="paragraph" style:parent-style-name="Standard">
      <style:paragraph-properties fo:margin-top="0cm" fo:margin-bottom="0cm" loext:contextual-spacing="false" fo:line-height="100%" fo:text-align="center" style:justify-single-word="false"/>
    </style:style>
    <style:style style:name="P12" style:family="paragraph" style:parent-style-name="Standard" style:list-style-name="WWNum46">
      <style:paragraph-properties fo:margin-top="0cm" fo:margin-bottom="0.212cm" loext:contextual-spacing="true" fo:line-height="100%" fo:text-align="justify" style:justify-single-word="false"/>
    </style:style>
    <style:style style:name="P13" style:family="paragraph" style:parent-style-name="Standard" style:list-style-name="WWNum45">
      <style:paragraph-properties fo:margin-left="1.259cm" fo:margin-right="0cm" fo:margin-top="0cm" fo:margin-bottom="0cm" loext:contextual-spacing="false" fo:line-height="100%" fo:text-align="justify" style:justify-single-word="false" fo:hyphenation-ladder-count="no-limit" fo:text-indent="-0.635cm" style:auto-text-indent="false"/>
      <style:text-properties fo:hyphenate="false" fo:hyphenation-remain-char-count="2" fo:hyphenation-push-char-count="2"/>
    </style:style>
    <style:style style:name="P14" style:family="paragraph" style:parent-style-name="Heading_20_1" style:master-page-name="Standard">
      <style:paragraph-properties fo:text-align="center" style:justify-single-word="false" style:page-number="auto"/>
    </style:style>
    <style:style style:name="P15" style:family="paragraph" style:parent-style-name="Heading_20_2" style:list-style-name="WWNum11">
      <style:paragraph-properties fo:margin-top="0.212cm" fo:margin-bottom="0.141cm" loext:contextual-spacing="false">
        <style:tab-stops>
          <style:tab-stop style:position="3.251cm"/>
        </style:tab-stops>
      </style:paragraph-properties>
    </style:style>
    <style:style style:name="P16" style:family="paragraph" style:parent-style-name="Heading_20_2" style:list-style-name="WWNum11">
      <style:paragraph-properties fo:margin-left="0.63cm" fo:margin-right="0cm" fo:text-indent="-0.63cm" style:auto-text-indent="false"/>
    </style:style>
    <style:style style:name="P17" style:family="paragraph" style:parent-style-name="Heading_20_2" style:list-style-name="">
      <style:paragraph-properties fo:margin-left="0.63cm" fo:margin-right="0cm" fo:text-indent="-0.63cm" style:auto-text-indent="false"/>
      <style:text-properties fo:language="bg" fo:country="BG" fo:font-weight="normal" style:language-asian="bg" style:country-asian="BG" style:font-weight-asian="normal"/>
    </style:style>
    <style:style style:name="P18" style:family="paragraph" style:parent-style-name="List_20_Paragraph" style:list-style-name="WWNum41"/>
    <style:style style:name="P19" style:family="paragraph" style:parent-style-name="List_20_Paragraph" style:list-style-name="WWNum44">
      <style:paragraph-properties>
        <style:tab-stops>
          <style:tab-stop style:position="1.27cm"/>
        </style:tab-stops>
      </style:paragraph-properties>
    </style:style>
    <style:style style:name="P20" style:family="paragraph" style:parent-style-name="List_20_Paragraph" style:list-style-name="WWNum42">
      <style:paragraph-properties fo:margin-left="1.27cm" fo:margin-right="0cm" fo:text-indent="-0.635cm" style:auto-text-indent="false"/>
    </style:style>
    <style:style style:name="P21" style:family="paragraph" style:parent-style-name="List_20_Paragraph" style:list-style-name="WWNum43">
      <style:paragraph-properties fo:margin-left="1.27cm" fo:margin-right="0cm" fo:text-indent="-0.635cm" style:auto-text-indent="false"/>
    </style:style>
    <style:style style:name="P22" style:family="paragraph" style:parent-style-name="List_20_Paragraph" style:list-style-name="WWNum41">
      <style:paragraph-properties fo:margin-top="0.141cm" fo:margin-bottom="0.282cm" loext:contextual-spacing="true"/>
    </style:style>
    <style:style style:name="P23" style:family="paragraph" style:parent-style-name="List_20_Paragraph" style:list-style-name="WWNum45">
      <style:paragraph-properties fo:margin-top="0cm" fo:margin-bottom="0cm" loext:contextual-spacing="true" fo:line-height="100%" fo:text-align="justify" style:justify-single-word="false"/>
    </style:style>
    <style:style style:name="P24" style:family="paragraph" style:parent-style-name="Header">
      <style:paragraph-properties fo:margin-left="0cm" fo:margin-right="0cm" fo:text-indent="-2cm" style:auto-text-indent="false"/>
    </style:style>
    <style:style style:name="P25" style:family="paragraph" style:parent-style-name="Default" style:list-style-name="WWNum40">
      <style:paragraph-properties fo:margin-top="0.141cm" fo:margin-bottom="0.123cm" loext:contextual-spacing="false"/>
    </style:style>
    <style:style style:name="P26" style:family="paragraph" style:parent-style-name="Heading_20_3">
      <style:paragraph-properties fo:margin-top="0cm" fo:margin-bottom="0.212cm" loext:contextual-spacing="false"/>
    </style:style>
    <style:style style:name="P27" style:family="paragraph" style:parent-style-name="Frame_20_contents">
      <style:paragraph-properties fo:margin-top="0cm" fo:margin-bottom="0cm" loext:contextual-spacing="false" fo:line-height="100%"/>
      <style:text-properties fo:color="#000000"/>
    </style:style>
    <style:style style:name="P28" style:family="paragraph" style:parent-style-name="Frame_20_contents">
      <style:paragraph-properties fo:margin-top="0.071cm" fo:margin-bottom="0.176cm" loext:contextual-spacing="false" fo:line-height="100%"/>
    </style:style>
    <style:style style:name="P29" style:family="paragraph" style:parent-style-name="Frame_20_contents">
      <style:paragraph-properties fo:margin-left="1cm" fo:margin-right="0cm" fo:line-height="100%" fo:text-indent="0.501cm" style:auto-text-indent="false"/>
    </style:style>
    <style:style style:name="P30" style:family="paragraph" style:parent-style-name="Frame_20_contents">
      <style:paragraph-properties fo:margin-top="0.141cm" fo:margin-bottom="0cm" loext:contextual-spacing="false" fo:line-height="100%" fo:text-align="end" style:justify-single-word="false"/>
      <style:text-properties fo:color="#000000"/>
    </style:style>
    <style:style style:name="P31" style:family="paragraph">
      <loext:graphic-properties draw:fill="none"/>
      <style:paragraph-properties fo:text-align="start"/>
      <style:text-properties fo:font-size="18pt"/>
    </style:style>
    <style:style style:name="P32" style:family="paragraph">
      <loext:graphic-properties draw:fill="none"/>
      <style:paragraph-properties fo:text-align="start"/>
      <style:text-properties fo:color="#000000" fo:font-size="18pt"/>
    </style:style>
    <style:style style:name="T1" style:family="text">
      <style:text-properties fo:language="bg" fo:country="BG"/>
    </style:style>
    <style:style style:name="T2" style:family="text">
      <style:text-properties fo:language="bg" fo:country="BG" style:font-name-complex="Calibri1"/>
    </style:style>
    <style:style style:name="T3" style:family="text">
      <style:text-properties fo:language="bg" fo:country="BG" fo:font-weight="bold" style:font-weight-asian="bold"/>
    </style:style>
    <style:style style:name="T4" style:family="text">
      <style:text-properties fo:language="bg" fo:country="BG" fo:font-weight="bold" style:font-weight-asian="bold" style:font-weight-complex="bold"/>
    </style:style>
    <style:style style:name="T5" style:family="text">
      <style:text-properties fo:language="bg" fo:country="BG" fo:font-weight="bold" style:font-name-asian="Calibri1" style:font-weight-asian="bold" style:font-name-complex="Times New Roman1"/>
    </style:style>
    <style:style style:name="T6" style:family="text">
      <style:text-properties fo:language="bg" fo:country="BG" fo:font-weight="bold" style:font-name-asian="Times New Roman1" style:language-asian="ja" style:country-asian="JP" style:font-weight-asian="bold" style:font-name-complex="Times New Roman1" fo:background-color="#ffffff"/>
    </style:style>
    <style:style style:name="T7" style:family="text">
      <style:text-properties fo:language="bg" fo:country="BG" style:font-weight-complex="bold"/>
    </style:style>
    <style:style style:name="T8" style:family="text">
      <style:text-properties fo:language="bg" fo:country="BG" style:font-name-asian="Calibri1" style:font-name-complex="Times New Roman1"/>
    </style:style>
    <style:style style:name="T9" style:family="text">
      <style:text-properties fo:language="bg" fo:country="BG" style:language-asian="ja" style:country-asian="JP"/>
    </style:style>
    <style:style style:name="T10" style:family="text">
      <style:text-properties fo:language="bg" fo:country="BG" style:font-name-asian="Times New Roman1" style:language-asian="ja" style:country-asian="JP" style:font-name-complex="Times New Roman1" fo:background-color="#ffffff"/>
    </style:style>
    <style:style style:name="T11" style:family="text">
      <style:text-properties fo:language="bg" fo:country="BG" style:font-name-asian="Times New Roman1" style:font-name-complex="Calibri1"/>
    </style:style>
    <style:style style:name="T12" style:family="text">
      <style:text-properties fo:language="bg" fo:country="BG" style:font-name-asian="MS Mincho" style:language-asian="ja" style:country-asian="JP"/>
    </style:style>
    <style:style style:name="T13" style:family="text">
      <style:text-properties style:font-name-complex="Calibri1"/>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style:font-weight-asian="bold" style:font-name-complex="Calibri1"/>
    </style:style>
    <style:style style:name="T17" style:family="text">
      <style:text-properties fo:font-weight="bold" style:font-weight-asian="bold" style:font-name-complex="Consolas1"/>
    </style:style>
    <style:style style:name="T18" style:family="text">
      <style:text-properties fo:font-weight="bold" style:font-name-asian="Calibri1" style:font-weight-asian="bold" style:font-name-complex="Times New Roman1"/>
    </style:style>
    <style:style style:name="T19" style:family="text">
      <style:text-properties fo:font-weight="bold" style:font-name-asian="Calibri1" style:font-weight-asian="bold" style:font-name-complex="Times New Roman1" fo:background-color="#ffff00"/>
    </style:style>
    <style:style style:name="T20" style:family="text">
      <style:text-properties fo:font-weight="bold" style:font-name-asian="Calibri1" style:font-weight-asian="bold" style:font-name-complex="Times New Roman1" fo:background-color="#00ff00"/>
    </style:style>
    <style:style style:name="T21" style:family="text">
      <style:text-properties fo:font-weight="bold" style:font-name-asian="Calibri1" style:font-weight-asian="bold" style:font-name-complex="Times New Roman1" fo:background-color="#00ffff"/>
    </style:style>
    <style:style style:name="T22" style:family="text">
      <style:text-properties fo:font-weight="bold" style:font-name-asian="Calibri1" style:font-weight-asian="bold" style:font-name-complex="Times New Roman1" fo:background-color="#ff0000"/>
    </style:style>
    <style:style style:name="T23" style:family="text">
      <style:text-properties fo:font-weight="bold" style:font-name-asian="MingLiU-ExtB" style:font-weight-asian="bold" style:font-name-complex="Calibri1" fo:background-color="#ff0000"/>
    </style:style>
    <style:style style:name="T24" style:family="text">
      <style:text-properties fo:font-weight="bold" style:font-name-asian="Times New Roman1" style:language-asian="ja" style:country-asian="JP" style:font-weight-asian="bold" style:font-name-complex="Times New Roman1" fo:background-color="#ffffff"/>
    </style:style>
    <style:style style:name="T25" style:family="text">
      <style:text-properties fo:font-weight="bold" style:font-name-asian="Times New Roman1" style:font-weight-asian="bold" style:font-name-complex="Calibri1"/>
    </style:style>
    <style:style style:name="T26" style:family="text">
      <style:text-properties fo:font-weight="bold" style:font-name-asian="Times New Roman1" style:font-weight-asian="bold" style:font-name-complex="Times New Roman1"/>
    </style:style>
    <style:style style:name="T27" style:family="text">
      <style:text-properties style:text-position="super 58%"/>
    </style:style>
    <style:style style:name="T28" style:family="text">
      <style:text-properties style:text-position="super 58%" fo:font-weight="bold" style:font-weight-asian="bold"/>
    </style:style>
    <style:style style:name="T29" style:family="text">
      <style:text-properties fo:font-size="12pt" fo:font-weight="bold" style:font-size-asian="12pt" style:font-weight-asian="bold" style:font-size-complex="12pt"/>
    </style:style>
    <style:style style:name="T30" style:family="text">
      <style:text-properties style:font-weight-complex="bold"/>
    </style:style>
    <style:style style:name="T31" style:family="text">
      <style:text-properties style:font-name="Consolas" fo:font-weight="bold" style:font-name-asian="Calibri1" style:font-weight-asian="bold" style:font-name-complex="Times New Roman1" fo:background-color="#ff00ff"/>
    </style:style>
    <style:style style:name="T32" style:family="text">
      <style:text-properties style:font-name="Consolas" style:font-name-asian="Calibri1" style:font-name-complex="Times New Roman1"/>
    </style:style>
    <style:style style:name="T33" style:family="text">
      <style:text-properties style:font-name="Consolas" fo:language="bg" fo:country="BG" style:font-name-asian="Calibri1" style:font-name-complex="Times New Roman1"/>
    </style:style>
    <style:style style:name="T34" style:family="text">
      <style:text-properties style:font-name="Consolas" fo:language="bg" fo:country="BG" style:font-name-asian="Calibri1" style:font-name-complex="Times New Roman1" fo:background-color="#00ffff"/>
    </style:style>
    <style:style style:name="T35" style:family="text">
      <style:text-properties style:font-name="Consolas" fo:language="bg" fo:country="BG" style:font-name-complex="Consolas1"/>
    </style:style>
    <style:style style:name="T36" style:family="text">
      <style:text-properties style:font-name="Consolas" style:font-name-complex="Consolas1"/>
    </style:style>
    <style:style style:name="T37" style:family="text">
      <style:text-properties style:font-name="Calibri" fo:language="bg" fo:country="BG" fo:font-weight="normal" style:font-weight-asian="normal"/>
    </style:style>
    <style:style style:name="T38" style:family="text">
      <style:text-properties style:font-name="Calibri" fo:font-weight="bold" style:font-name-asian="Calibri1" style:font-weight-asian="bold" style:font-name-complex="Times New Roman1"/>
    </style:style>
    <style:style style:name="T39" style:family="text">
      <style:text-properties style:font-name-asian="Calibri1" style:font-name-complex="Times New Roman1"/>
    </style:style>
    <style:style style:name="T40" style:family="text">
      <style:text-properties style:language-asian="ja" style:country-asian="JP"/>
    </style:style>
    <style:style style:name="T41" style:family="text">
      <style:text-properties style:font-name-asian="Times New Roman1" style:language-asian="ja" style:country-asian="JP" style:font-name-complex="Times New Roman1" fo:background-color="#ffffff"/>
    </style:style>
    <style:style style:name="T42" style:family="text">
      <style:text-properties style:font-name-asian="Times New Roman1" style:font-name-complex="Calibri1"/>
    </style:style>
    <style:style style:name="T43" style:family="text">
      <style:text-properties fo:color="#000000" style:font-name="Consolas" style:font-name-asian="Times New Roman1" style:font-name-complex="Consolas1"/>
    </style:style>
    <style:style style:name="T44" style:family="text">
      <style:text-properties fo:color="#000000" style:font-name="Consolas" fo:language="bg" fo:country="BG" style:font-name-asian="Times New Roman1" style:font-name-complex="Consolas1"/>
    </style:style>
    <style:style style:name="T45" style:family="text">
      <style:text-properties fo:font-size="11pt" style:font-size-asian="11pt" style:font-size-complex="11pt"/>
    </style:style>
    <style:style style:name="T46" style:family="text">
      <style:text-properties fo:font-size="11pt" fo:font-weight="bold" style:font-size-asian="11pt" style:font-weight-asian="bold" style:font-size-complex="11pt"/>
    </style:style>
    <style:style style:name="T47" style:family="text">
      <style:text-properties fo:font-size="11pt" fo:font-weight="bold" style:font-size-asian="11pt" style:font-weight-asian="bold" style:font-size-complex="11pt" style:font-weight-complex="bold"/>
    </style:style>
    <style:style style:name="T48" style:family="text">
      <style:text-properties fo:font-size="11pt" fo:language="bg" fo:country="BG" style:font-size-asian="11pt" style:font-size-complex="11pt"/>
    </style:style>
    <style:style style:name="T49" style:family="text">
      <style:text-properties style:font-name-asian="宋体"/>
    </style:style>
    <style:style style:name="T50" style:family="text">
      <style:text-properties style:use-window-font-color="true" fo:font-size="11pt" fo:font-weight="bold" style:font-size-asian="11pt" style:font-weight-asian="bold" style:font-size-complex="11pt"/>
    </style:style>
    <style:style style:name="T51" style:family="text">
      <style:text-properties style:use-window-font-color="true" fo:font-size="11pt" fo:font-weight="bold" style:font-name-asian="宋体" style:font-size-asian="11pt" style:font-weight-asian="bold" style:font-size-complex="11pt"/>
    </style:style>
    <style:style style:name="T52" style:family="text">
      <style:text-properties style:use-window-font-color="true" fo:font-size="11pt" style:font-size-asian="11pt" style:font-size-complex="11pt"/>
    </style:style>
    <style:style style:name="T53" style:family="text">
      <style:text-properties style:use-window-font-color="true" fo:font-size="11pt" style:text-underline-style="none" fo:font-weight="bold" style:font-name-asian="宋体" style:font-size-asian="11pt" style:font-weight-asian="bold" style:font-size-complex="11pt"/>
    </style:style>
    <style:style style:name="T54" style:family="text">
      <style:text-properties style:use-window-font-color="true" fo:language="bg" fo:country="BG"/>
    </style:style>
    <style:style style:name="T55" style:family="text">
      <style:text-properties style:font-name-asian="MS Mincho" style:language-asian="ja" style:country-asian="JP"/>
    </style:style>
    <style:style style:name="T56" style:family="text">
      <style:text-properties fo:font-size="8.5pt" style:font-size-asian="8.5pt" style:font-size-complex="8.5pt"/>
    </style:style>
    <style:style style:name="T57" style:family="text">
      <style:text-properties fo:color="#0882de" fo:font-size="8.5pt" style:font-size-asian="8.5pt" style:font-size-complex="8.5pt"/>
    </style:style>
    <style:style style:name="T58" style:family="text">
      <style:text-properties fo:font-size="9pt" fo:language="bg" fo:country="BG" style:font-size-asian="9pt" style:font-size-complex="9pt"/>
    </style:style>
    <style:style style:name="T59" style:family="text">
      <style:text-properties fo:font-size="9pt"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984807"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026cm" draw:stroke-linejoin="miter" draw:fill="none" draw:textarea-vertical-align="top" draw:auto-grow-height="false" fo:min-height="1.259cm" fo:min-width="14.416cm" fo:padding-top="0.12cm" fo:padding-bottom="0.049cm" fo:padding-left="0.049cm" fo:padding-right="0.049cm" fo:wrap-option="wrap" fo:margin-left="0.318cm" fo:margin-right="0.318cm" fo:margin-top="0cm" fo:margin-bottom="0.00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018cm" draw:fill="none" draw:textarea-vertical-align="middle" draw:auto-grow-height="false" fo:min-height="0.46cm" fo:min-width="1.369cm" fo:padding-top="0cm" fo:padding-bottom="0cm" fo:padding-left="0.049cm" fo:padding-right="0cm" fo:wrap-option="wrap" fo:margin-left="0.318cm" fo:margin-right="0.33cm" fo:margin-top="0cm" fo:margin-bottom="0.01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none" svg:stroke-width="0.018cm" draw:fill="none" draw:textarea-vertical-align="middle" draw:auto-grow-height="false" fo:min-height="0.563cm" fo:min-width="2.503cm" fo:padding-top="0cm" fo:padding-bottom="0cm" fo:padding-left="0cm" fo:padding-right="0cm" fo:wrap-option="wrap" fo:margin-left="0.318cm" fo:margin-right="0.356cm" fo:margin-top="0cm" fo:margin-bottom="0.021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bookmark text:name="_GoBack"/>Exercises: Regular Expressions</text:h>
      <text:list xml:id="list623893666" text:style-name="WWNum11">
        <text:list-item>
          <text:h text:style-name="P15" text:outline-level="1"><text:span text:style-name="T13">Furniture</text:span></text:h>
        </text:list-item>
      </text:list>
      <text:p text:style-name="Standard">Write a function to calculate the total cost of different types of furniture. You will be given some lines of input until you receive the line "Purchase". For the line to be valid it should be in the following format:</text:p>
      <text:p text:style-name="Standard"><text:span text:style-name="T14">"&gt;&gt;{furniture name}&lt;&lt;{price}!{quantity}"</text:span></text:p>
      <text:p text:style-name="Standard">The price can be floating point number or whole number. Store the names of the furniture and the total price. At the end print the each bought furniture on separate line in the format:</text:p>
      <text:p text:style-name="Standard"><text:span text:style-name="T14">"Bought furniture:</text:span></text:p>
      <text:p text:style-name="Standard"><text:span text:style-name="T14">{1</text:span><text:span text:style-name="T28">st</text:span><text:span text:style-name="T14"> name}</text:span></text:p>
      <text:p text:style-name="Standard"><text:span text:style-name="T14">{2</text:span><text:span text:style-name="T28">nd</text:span><text:span text:style-name="T14"> name}</text:span></text:p>
      <text:p text:style-name="Standard"><text:span text:style-name="T14">…"</text:span></text:p>
      <text:p text:style-name="Standard">And on the last line print the following: <text:span text:style-name="T14">"Total money spend: {spend money}"</text:span> formatted to the second decimal point.</text:p>
      <text:h text:style-name="Heading_20_3" text:outline-level="3">Examples</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text:span text:style-name="T29">Input</text:span></text:p>
          </table:table-cell>
          <table:table-cell table:style-name="Таблица1.A1" office:value-type="string">
            <text:p text:style-name="P5"><text:span text:style-name="T29">Output</text:span></text:p>
          </table:table-cell>
          <table:table-cell table:style-name="Таблица1.A1" office:value-type="string">
            <text:p text:style-name="P5"><text:span text:style-name="T29">Comment</text:span></text:p>
          </table:table-cell>
        </table:table-row>
        <table:table-row table:style-name="Таблица1.2">
          <table:table-cell table:style-name="Таблица1.A2" office:value-type="string">
            <text:p text:style-name="P4">&gt;&gt;Sofa&lt;&lt;312.23!3</text:p>
            <text:p text:style-name="P4">&gt;&gt;TV&lt;&lt;300!5</text:p>
            <text:p text:style-name="P4">&gt;Invalid&lt;&lt;!5</text:p>
            <text:p text:style-name="P4">Purchase</text:p>
            <text:p text:style-name="P4"/>
          </table:table-cell>
          <table:table-cell table:style-name="Таблица1.B2" office:value-type="string">
            <text:p text:style-name="P4">Bought furniture:</text:p>
            <text:p text:style-name="P4">Sofa</text:p>
            <text:p text:style-name="P4">TV</text:p>
            <text:p text:style-name="P4">Total money spend: 2436.69</text:p>
          </table:table-cell>
          <table:table-cell table:style-name="Таблица1.C2" office:value-type="string">
            <text:p text:style-name="P4">Only the Sofa and the TV are valid, for each of them we multiply the price by the quantity and print the result</text:p>
            <text:p text:style-name="P4"/>
          </table:table-cell>
        </table:table-row>
      </table:table>
      <text:list xml:id="list123632777551366" text:continue-numbering="true" text:style-name="WWNum11">
        <text:list-item>
          <text:h text:style-name="P16" text:outline-level="1">Race</text:h>
        </text:list-item>
      </text:list>
      <text:p text:style-name="Standard">Write a function that processes information about a race. On the <text:span text:style-name="T14">first line</text:span> you will be given <text:span text:style-name="T14">list of participants</text:span> <text:span text:style-name="T14">separated by ", "</text:span>. On the next few lines until you receive a line <text:span text:style-name="T14">"end of race"</text:span> you will be given some info which will be some <text:span text:style-name="T14">alphanumeric characters</text:span>. In between them you could have some <text:span text:style-name="T14">extra characters which you should ignore</text:span>. For example: <text:span text:style-name="T14">"G!32e%o7r#32g$235@!2e"</text:span>. The <text:span text:style-name="T14">letters are the name</text:span> of the person and the <text:span text:style-name="T14">sum of the digits is the distance</text:span> he ran. So here we have <text:span text:style-name="T14">George</text:span> who ran <text:span text:style-name="T14">29 km</text:span>. Store the information about the person only<text:span text:style-name="T14"> if the list of racers contains the name of the person</text:span>. If you receive the <text:span text:style-name="T14">same person more than once just add the distance to his old distance</text:span>. At the end <text:span text:style-name="T14">print the top 3 racers</text:span> ordered by <text:span text:style-name="T14">distance in descending</text:span> in the format:</text:p>
      <text:p text:style-name="Standard"><text:span text:style-name="T14">"1st place: {first racer}</text:span></text:p>
      <text:p text:style-name="Standard"><text:span text:style-name="T14">2nd place: {second racer}</text:span></text:p>
      <text:p text:style-name="Standard"><text:span text:style-name="T14">3rd place: {third racer}"</text:span></text:p>
      <text:h text:style-name="Heading_20_3" text:outline-level="3">Examples</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5"><text:span text:style-name="T29">Input</text:span></text:p>
          </table:table-cell>
          <table:table-cell table:style-name="Таблица2.A1" office:value-type="string">
            <text:p text:style-name="P5"><text:span text:style-name="T29">Output</text:span></text:p>
          </table:table-cell>
          <table:table-cell table:style-name="Таблица2.A1" office:value-type="string">
            <text:p text:style-name="P5"><text:span text:style-name="T29">Comment</text:span></text:p>
          </table:table-cell>
        </table:table-row>
        <table:table-row table:style-name="Таблица2.2">
          <table:table-cell table:style-name="Таблица2.A2" office:value-type="string">
            <text:p text:style-name="P4">George, Peter, Bill, Tom</text:p>
            <text:p text:style-name="P4">G4e@55or%6g6!68e!!@</text:p>
            <text:p text:style-name="P4">R1@!3a$y4456@</text:p>
            <text:p text:style-name="P4"><text:soft-page-break/>B5@i@#123ll</text:p>
            <text:p text:style-name="P4">G@e54o$r6ge#</text:p>
            <text:p text:style-name="P4">7P%et^#e5346r</text:p>
            <text:p text:style-name="P4">T$o553m&amp;6</text:p>
            <text:p text:style-name="P4">end of race</text:p>
          </table:table-cell>
          <table:table-cell table:style-name="Таблица2.B2" office:value-type="string">
            <text:p text:style-name="P4">1st place: George</text:p>
            <text:p text:style-name="P4">2nd place: Peter</text:p>
            <text:p text:style-name="P4">3rd place: Tom</text:p>
          </table:table-cell>
          <table:table-cell table:style-name="Таблица2.C2" office:value-type="string">
            <text:p text:style-name="P4">On the 3<text:span text:style-name="T27">rd</text:span> input line we have Ray. He is not in the list, so we do not count his result. The other ones are valid. <text:soft-page-break/>George has total of 55 km, Peter has 25 and Tom has 19. We do not print Bill because he is on 4<text:span text:style-name="T27">th</text:span> place.</text:p>
            <text:p text:style-name="P4"/>
          </table:table-cell>
        </table:table-row>
      </table:table>
      <text:list xml:id="list123632501797408" text:continue-numbering="true" text:style-name="WWNum11">
        <text:list-item>
          <text:h text:style-name="P16" text:outline-level="1">SoftUni Bar Income</text:h>
        </text:list-item>
      </text:list>
      <text:p text:style-name="Standard"><text:span text:style-name="T30">Let`s take </text:span>a break and visit the game bar at SoftUni. It is about time for the people behind the bar to go home and you are the person who has to draw the line and calculate the money from the products that were sold throughout the day. Until you receive a line with text <text:span text:style-name="Code_20_Char">"end of shift"</text:span> you will be given lines of input. But before processing that line you have to do some validations first.</text:p>
      <text:p text:style-name="Standard"><text:span text:style-name="T15">Each valid order </text:span><text:span text:style-name="T30">should have a </text:span><text:span text:style-name="T15">customer, product, count and a price:</text:span></text:p>
      <text:list xml:id="list3321837187" text:style-name="WWNum42">
        <text:list-item>
          <text:p text:style-name="P20">Valid customer's name should be <text:span text:style-name="T14">surrounded by '%' </text:span>and must <text:span text:style-name="T14">start with a capital letter</text:span>, followed by <text:span text:style-name="T14">lower-case letters</text:span></text:p>
        </text:list-item>
        <text:list-item>
          <text:p text:style-name="P20"><text:span text:style-name="T30">Valid product </text:span><text:span text:style-name="T15">contains any word character</text:span><text:span text:style-name="T30"> and must be </text:span><text:span text:style-name="T15">surrounded by '&lt;' and '&gt;'</text:span><text:span text:style-name="T30"> </text:span></text:p>
        </text:list-item>
        <text:list-item>
          <text:p text:style-name="P20">Valid count is an <text:span text:style-name="T14">integer</text:span>, <text:span text:style-name="T14">surrounded by '|'</text:span></text:p>
        </text:list-item>
        <text:list-item>
          <text:p text:style-name="P20"><text:span text:style-name="T30">Valid price is any </text:span><text:span text:style-name="T15">real number followed by '$'</text:span></text:p>
        </text:list-item>
      </text:list>
      <text:p text:style-name="Standard">The parts of a valid order should appear in the order given: <text:span text:style-name="T15">customer, product, count and a price</text:span><text:span text:style-name="T30">.</text:span></text:p>
      <text:p text:style-name="Standard">Between each part there can be other symbols, except (<text:span text:style-name="T14">'|', '$', '%' and '.'</text:span>)</text:p>
      <text:p text:style-name="Standard">For each valid line print on the console: <text:span text:style-name="Code_20_Char">"{customerName}: {product} - {totalPrice}"</text:span></text:p>
      <text:p text:style-name="Standard">When you receive <text:span text:style-name="Code_20_Char">"end of shift"</text:span> print the total amount of money for the day <text:span text:style-name="T14">rounded to 2 decimal places </text:span>in the following format:<text:span text:style-name="T14"> </text:span><text:span text:style-name="Code_20_Char">"Total income: {income}"</text:span><text:span text:style-name="T14">.</text:span></text:p>
      <text:h text:style-name="Heading_20_3" text:outline-level="3">Input / Constraints</text:h>
      <text:list xml:id="list1533408315" text:style-name="WWNum43">
        <text:list-item>
          <text:p text:style-name="P21">Strings that you have to process until you receive text <text:span text:style-name="Code_20_Char">"end of shift".</text:span></text:p>
        </text:list-item>
      </text:list>
      <text:h text:style-name="Heading_20_3" text:outline-level="3">Output</text:h>
      <text:list xml:id="list4061118521" text:style-name="WWNum41">
        <text:list-item>
          <text:p text:style-name="P18">Print all of the valid lines in the format <text:span text:style-name="Code_20_Char">"{customerName}: {product} - {totalPrice}"</text:span></text:p>
        </text:list-item>
        <text:list-item>
          <text:p text:style-name="P18">After receiving <text:span text:style-name="Code_20_Char">"end of shift"</text:span> print the total amount of money for the day rounded to 2 decimal places in the following format: <text:span text:style-name="Code_20_Char">"Total income: {income}"</text:span></text:p>
        </text:list-item>
        <text:list-item>
          <text:p text:style-name="P22">Allowed working <text:span text:style-name="T14">time</text:span> / <text:span text:style-name="T14">memory</text:span>: <text:span text:style-name="T14">100ms</text:span> / <text:span text:style-name="T14">16MB</text:span>.</text:p>
        </text:list-item>
      </text:list>
      <text:h text:style-name="Heading_20_3" text:outline-level="3">Examples</text:h>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5"><text:span text:style-name="T29">Input</text:span></text:p>
          </table:table-cell>
          <table:table-cell table:style-name="Таблица3.A1" office:value-type="string">
            <text:p text:style-name="P5"><text:span text:style-name="T29">Output</text:span></text:p>
          </table:table-cell>
          <table:table-cell table:style-name="Таблица3.A1" office:value-type="string">
            <text:p text:style-name="P5"><text:span text:style-name="T29">Comment</text:span></text:p>
          </table:table-cell>
        </table:table-row>
        <table:table-row table:style-name="Таблица3.2">
          <table:table-cell table:style-name="Таблица3.A2" office:value-type="string">
            <text:p text:style-name="P4">%George%&lt;Croissant&gt;|2|10.3$</text:p>
            <text:p text:style-name="P4">%Peter%&lt;Gum&gt;|1|1.3$</text:p>
            <text:p text:style-name="P4">%Maria%&lt;Cola&gt;|1|2.4$</text:p>
            <text:p text:style-name="P4">end of shift</text:p>
          </table:table-cell>
          <table:table-cell table:style-name="Таблица3.B2" office:value-type="string">
            <text:p text:style-name="P4">George: Croissant - 20.60</text:p>
            <text:p text:style-name="P4">Peter: Gum - 1.30</text:p>
            <text:p text:style-name="P4">Maria: Cola - 2.40</text:p>
            <text:p text:style-name="P4">Total income: 24.30</text:p>
          </table:table-cell>
          <table:table-cell table:style-name="Таблица3.C2" office:value-type="string">
            <text:p text:style-name="P4">Each line is valid, so we print each order, calculating the total price of the product bought.</text:p>
            <text:p text:style-name="P4">At the end we print the total income for the day</text:p>
            <text:p text:style-name="P4"/>
          </table:table-cell>
        </table:table-row>
        <table:table-row table:style-name="Таблица3.3">
          <table:table-cell table:style-name="Таблица3.A3" office:value-type="string">
            <text:p text:style-name="P4">%InvalidName%&lt;Croissant&gt;|2|10.3$</text:p>
            <text:p text:style-name="P4">%Peter%&lt;Gum&gt;1.3$</text:p>
            <text:p text:style-name="P4"><text:soft-page-break/>%Maria%&lt;Cola&gt;|1|2.4</text:p>
            <text:p text:style-name="P4">%Valid%&lt;Valid&gt;valid|10|valid20$</text:p>
            <text:p text:style-name="P4">end of shift</text:p>
          </table:table-cell>
          <table:table-cell table:style-name="Таблица3.B3" office:value-type="string">
            <text:p text:style-name="P4">Valid: Valid - 200.00</text:p>
            <text:p text:style-name="P4">Total income: 200.00</text:p>
          </table:table-cell>
          <table:table-cell table:style-name="Таблица3.C3" office:value-type="string">
            <text:p text:style-name="P4">On the first line, the customer name isn`t valid, so we skip that line.<text:span text:style-name="T1"><text:line-break/></text:span>The second line is missing product <text:soft-page-break/>count.</text:p>
            <text:p text:style-name="P4">The third line don`t have a valid price.</text:p>
            <text:p text:style-name="P4">And only the forth line is valid</text:p>
          </table:table-cell>
        </table:table-row>
      </table:table>
      <text:p text:style-name="P2"/>
      <text:list xml:id="list123631957904719" text:continue-list="list123632501797408" text:style-name="WWNum11">
        <text:list-item>
          <text:h text:style-name="P16" text:outline-level="1">*Star Enigma</text:h>
        </text:list-item>
      </text:list>
      <text:p text:style-name="P3">The war is in its peak, but you, young Padawan, can turn the tides with your programming skills. You are tasked to create a program to <text:span text:style-name="T14">decrypt</text:span> the messages of The Order and prevent the death of hundreds of lives. </text:p>
      <text:p text:style-name="P3">You will receive several messages, which are <text:span text:style-name="T14">encrypted</text:span> using the legendary star enigma. You should <text:span text:style-name="T14">decrypt the messages</text:span>, following these rules:</text:p>
      <text:p text:style-name="P3">To properly decrypt a message, you should <text:span text:style-name="T14">count all the letters</text:span> <text:span text:style-name="T14">[s, t, a, r]</text:span> – <text:span text:style-name="T14">case insensitive</text:span> and <text:span text:style-name="T14">remove</text:span> the count from the <text:span text:style-name="T14">current ASCII value of each symbol</text:span> of the encrypted message.</text:p>
      <text:p text:style-name="P3">After decryption:</text:p>
      <text:p text:style-name="P3">Each message should have a<text:span text:style-name="T14"> planet name, population, attack type ('A', as attack or 'D', as destruction) and soldier count.</text:span></text:p>
      <text:p text:style-name="P3">The planet name <text:span text:style-name="T14">starts after</text:span> <text:span text:style-name="T14">'@'</text:span> and contains <text:span text:style-name="T14">only letters from the Latin alphabet</text:span>. </text:p>
      <text:p text:style-name="P3">The planet population <text:span text:style-name="T14">starts after ':'</text:span> and is an<text:span text:style-name="T14"> Integer</text:span>;</text:p>
      <text:p text:style-name="P3">The attack type may be <text:span text:style-name="T14">"A"(attack) or "D"(destruction)</text:span> and must be <text:span text:style-name="T14">surrounded by "!" </text:span>(exclamation mark).</text:p>
      <text:p text:style-name="P3">The <text:span text:style-name="T14">soldier count </text:span>starts after <text:span text:style-name="T14">"-&gt;"</text:span> and should be an Integer.</text:p>
      <text:p text:style-name="P3">The order in the message should be: <text:span text:style-name="T14">planet name -&gt; planet population -&gt; attack type -&gt; soldier count. </text:span>Each part can be separated from the others by<text:span text:style-name="T14"> any character except: '@', '-', '!', ':' and '&gt;'.</text:span></text:p>
      <text:h text:style-name="Heading_20_3" text:outline-level="3">Input / Constraints</text:h>
      <text:list xml:id="list2856409919" text:style-name="WWNum44">
        <text:list-item>
          <text:p text:style-name="P19">The <text:span text:style-name="T14">first line</text:span> <text:span text:style-name="T14">holds n</text:span> – the number of <text:span text:style-name="T14">messages</text:span>– <text:span text:style-name="T14">integer in range [1…100];</text:span></text:p>
        </text:list-item>
        <text:list-item>
          <text:p text:style-name="P19">On the next <text:span text:style-name="T14">n</text:span> lines, you will be receiving encrypted messages.</text:p>
        </text:list-item>
      </text:list>
      <text:h text:style-name="Heading_20_3" text:outline-level="3">Output</text:h>
      <text:p text:style-name="Standard">After decrypting all messages, you should print the decrypted information in the following format:</text:p>
      <text:p text:style-name="Standard">First print the attacked planets, then the destroyed planets.<text:span text:style-name="T1"><text:line-break/></text:span><text:span text:style-name="Code_20_Char">"Attacked planets: {attackedPlanetsCount}"</text:span><text:span text:style-name="Code_20_Char"><text:span text:style-name="T1"><text:line-break/></text:span></text:span><text:span text:style-name="Code_20_Char">"-&gt; {planetName}"</text:span><text:span text:style-name="Code_20_Char"><text:span text:style-name="T1"><text:line-break/></text:span></text:span><text:span text:style-name="Code_20_Char">"Destroyed planets: {destroyedPlanetsCount}"</text:span><text:span text:style-name="Code_20_Char"><text:span text:style-name="T1"><text:line-break/></text:span></text:span><text:span text:style-name="Code_20_Char">"-&gt; {planetName}"</text:span></text:p>
      <text:p text:style-name="Standard">The planets should be <text:span text:style-name="T14">ordered by name</text:span> <text:span text:style-name="T14">alphabetically.</text:span></text:p>
      <text:h text:style-name="Heading_20_3" text:outline-level="3">Examples</text:h>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9"><text:bookmark-start text:name="_Hlk507807240"/><text:span text:style-name="T38">Input</text:span></text:p>
          </table:table-cell>
          <table:table-cell table:style-name="Таблица4.A1" office:value-type="string">
            <text:p text:style-name="P9"><text:span text:style-name="T38">Output</text:span></text:p>
          </table:table-cell>
          <table:table-cell table:style-name="Таблица4.A1" office:value-type="string">
            <text:p text:style-name="P9"><text:span text:style-name="T38">Comments</text:span></text:p>
          </table:table-cell>
        </table:table-row>
        <text:soft-page-break/>
        <table:table-row table:style-name="Таблица4.2">
          <table:table-cell table:style-name="Таблица4.A2" office:value-type="string">
            <text:p text:style-name="P9"><text:bookmark-end text:name="_Hlk507807240"/><text:span text:style-name="T32">2</text:span></text:p>
            <text:p text:style-name="P9"><text:span text:style-name="T31">ST</text:span><text:span text:style-name="T32">CDoghudd4=63333$D$0</text:span><text:span text:style-name="T31">A</text:span><text:span text:style-name="T32">53333</text:span></text:p>
            <text:p text:style-name="P9"><text:span text:style-name="T32">EHf</text:span><text:span text:style-name="T31">s</text:span><text:span text:style-name="T32">y</text:span><text:span text:style-name="T31">ts</text:span><text:span text:style-name="T32">nhf?8555&amp;I&amp;2C9555</text:span><text:span text:style-name="T31">SR</text:span></text:p>
          </table:table-cell>
          <table:table-cell table:style-name="Таблица4.B2" office:value-type="string">
            <text:p text:style-name="P9"><text:span text:style-name="T32">Attacked planets: 1</text:span></text:p>
            <text:p text:style-name="P9"><text:span text:style-name="T32">-&gt; Alderaa</text:span></text:p>
            <text:p text:style-name="P9"><text:span text:style-name="T32">Destroyed planets: 1</text:span></text:p>
            <text:p text:style-name="P9"><text:span text:style-name="T32">-&gt; Cantonica</text:span></text:p>
          </table:table-cell>
          <table:table-cell table:style-name="Таблица4.C2" office:value-type="string">
            <text:p text:style-name="P10"><text:span text:style-name="T39">We receive two messages, to decrypt them we calculate the key:</text:span></text:p>
            <text:p text:style-name="P10"><text:span text:style-name="T39">First message has decryption key 3. So we substract from each characters code 3.</text:span></text:p>
            <text:p text:style-name="P10"><text:span text:style-name="T18">PQ@</text:span><text:span text:style-name="T19">Alderaa</text:span><text:span text:style-name="T18">1:</text:span><text:span text:style-name="T20">30000</text:span><text:span text:style-name="T18">!</text:span><text:span text:style-name="T21">A</text:span><text:span text:style-name="T18">!-&gt;</text:span><text:span text:style-name="T23">20000</text:span></text:p>
            <text:p text:style-name="P10"><text:span text:style-name="T39">The second message has key 5.</text:span></text:p>
            <text:p text:style-name="P10"><text:span text:style-name="T18">@</text:span><text:span text:style-name="T19">Cantonica</text:span><text:span text:style-name="T18">:</text:span><text:span text:style-name="T20">3000</text:span><text:span text:style-name="T18">!</text:span><text:span text:style-name="T21">D</text:span><text:span text:style-name="T18">!-&gt;</text:span><text:span text:style-name="T22">4000</text:span><text:span text:style-name="T18">NM</text:span></text:p>
            <text:p text:style-name="P10"><text:span text:style-name="T18">Both messages are valid</text:span><text:span text:style-name="T39"> and they contain planet, population, attack type and soldiers count. </text:span></text:p>
            <text:p text:style-name="P10"><text:span text:style-name="T39">After decrypting all messages we print each planet according the format given.</text:span><text:bookmark text:name="_Hlk507807261"/></text:p>
          </table:table-cell>
        </table:table-row>
        <table:table-row table:style-name="Таблица4.1">
          <table:table-cell table:style-name="Таблица4.A1" office:value-type="string">
            <text:p text:style-name="P9"><text:span text:style-name="T38">Input</text:span></text:p>
          </table:table-cell>
          <table:table-cell table:style-name="Таблица4.A1" office:value-type="string">
            <text:p text:style-name="P9"><text:span text:style-name="T38">Output</text:span></text:p>
          </table:table-cell>
          <table:table-cell table:style-name="Таблица4.A1" office:value-type="string">
            <text:p text:style-name="P9"><text:span text:style-name="T38">Comments</text:span></text:p>
          </table:table-cell>
        </table:table-row>
        <table:table-row table:style-name="Таблица4.4">
          <table:table-cell table:style-name="Таблица4.A4" office:value-type="string">
            <text:p text:style-name="P9"><text:span text:style-name="T32">3</text:span></text:p>
            <text:p text:style-name="P9"><text:span text:style-name="T31">tt</text:span><text:span text:style-name="T32">(''DG</text:span><text:span text:style-name="T31">s</text:span><text:span text:style-name="T32">vywge</text:span><text:span text:style-name="T31">r</text:span><text:span text:style-name="T32">x&gt;6444444444%H%1B9444</text:span></text:p>
            <text:p text:style-name="P9"><text:span text:style-name="T32">GQh</text:span><text:span text:style-name="T31">rr</text:span><text:span text:style-name="T32">|</text:span><text:span text:style-name="T31">A</text:span><text:span text:style-name="T32">977777(H(</text:span><text:span text:style-name="T31">TTTT</text:span></text:p>
            <text:p text:style-name="P9"><text:span text:style-name="T32">EHf</text:span><text:span text:style-name="T31">s</text:span><text:span text:style-name="T32">y</text:span><text:span text:style-name="T31">ts</text:span><text:span text:style-name="T32">nhf?8555&amp;I&amp;2C9555</text:span><text:span text:style-name="T31">SR</text:span></text:p>
          </table:table-cell>
          <table:table-cell table:style-name="Таблица4.B4" office:value-type="string">
            <text:p text:style-name="P9"><text:span text:style-name="T32">Attacked planets: 0</text:span></text:p>
            <text:p text:style-name="P9"><text:span text:style-name="T32">Destroyed planets: 2</text:span></text:p>
            <text:p text:style-name="P9"><text:span text:style-name="T32">-&gt; Cantonica</text:span></text:p>
            <text:p text:style-name="P9"><text:span text:style-name="T32">-&gt; Coruscant</text:span></text:p>
          </table:table-cell>
          <table:table-cell table:style-name="Таблица4.C4" office:value-type="string">
            <text:p text:style-name="P10"><text:span text:style-name="T39">We receive three messages.</text:span></text:p>
            <text:p text:style-name="P10"><text:span text:style-name="T39">Message one is decrypted with key 4:</text:span></text:p>
            <text:p text:style-name="P10"><text:span text:style-name="T18">pp$##@</text:span><text:span text:style-name="T19">Coruscant</text:span><text:span text:style-name="T18">:</text:span><text:span text:style-name="T20">2000000000</text:span><text:span text:style-name="T18">!</text:span><text:span text:style-name="T21">D</text:span><text:span text:style-name="T18">!-&gt;</text:span><text:span text:style-name="T22">5000</text:span></text:p>
            <text:p text:style-name="P10"><text:span text:style-name="T39">Message two is decrypted with key 7:</text:span></text:p>
            <text:p text:style-name="P10"><text:span text:style-name="T18">@</text:span><text:span text:style-name="T19">Jakku</text:span><text:span text:style-name="T18">:</text:span><text:span text:style-name="T20">200000</text:span><text:span text:style-name="T18">!</text:span><text:span text:style-name="T21">A</text:span><text:span text:style-name="T18">!MMMM</text:span></text:p>
            <text:p text:style-name="P10"><text:span text:style-name="T39">This is </text:span><text:span text:style-name="T18">invalid message</text:span><text:span text:style-name="T39">, missing soldier count, so we continue.</text:span></text:p>
            <text:p text:style-name="P10"><text:span text:style-name="T39">The third message has key 5.</text:span></text:p>
            <text:p text:style-name="P10"><text:span text:style-name="T18">@</text:span><text:span text:style-name="T19">Cantonica</text:span><text:span text:style-name="T18">:</text:span><text:span text:style-name="T20">3000</text:span><text:span text:style-name="T18">!</text:span><text:span text:style-name="T21">D</text:span><text:span text:style-name="T18">!-&gt;</text:span><text:span text:style-name="T22">4000</text:span><text:span text:style-name="T18">NM</text:span></text:p>
          </table:table-cell>
        </table:table-row>
      </table:table>
      <text:p text:style-name="P1">"It’s a trap!" – Admiral Ackbar</text:p>
      <text:list xml:id="list123632958677409" text:continue-list="list123631957904719" text:style-name="WWNum11">
        <text:list-item>
          <text:h text:style-name="P16" text:outline-level="1">*Nether Realms</text:h>
        </text:list-item>
      </text:list>
      <text:p text:style-name="Standard">Mighty battle is coming. In the stormy nether realms, demons are fighting against each other for supremacy in a duel from which only one will survive. </text:p>
      <text:p text:style-name="Standard">Your job, however is not so exciting. You are assigned to <text:span text:style-name="T14">sign in all the participants</text:span> in the nether realm's mighty battle's demon book, which of course is <text:span text:style-name="T14">sorted alphabetically</text:span>. </text:p>
      <text:p text:style-name="Standard">A demon's <text:span text:style-name="T14">name contains his health and his damage</text:span>. </text:p>
      <text:p text:style-name="Standard">The <text:span text:style-name="T14">sum of the asci codes</text:span> of <text:span text:style-name="T14">all characters</text:span> (excluding numbers (0-9), arithmetic symbols (<text:span text:style-name="T14">'+', '-', '*', '/'</text:span>) and delimiter dot (<text:span text:style-name="T14">'.'</text:span>)) gives a <text:span text:style-name="T14">demon's total health</text:span>. </text:p>
      <text:p text:style-name="Standard"><text:span text:style-name="T14">The sum of all numbers</text:span> in his name forms his base damage. Note that you should consider the plus <text:span text:style-name="T14">'+'</text:span> and minus <text:span text:style-name="T14">'-'</text:span> signs (e.g. <text:span text:style-name="T14">+10 is 10</text:span> and <text:span text:style-name="T14">-10 is -10</text:span>). However, there are some symbols (<text:span text:style-name="T14">'*'</text:span> and <text:span text:style-name="T14">'/'</text:span>) that can further <text:span text:style-name="T14">alter the base damage by multiplying or dividing it by 2</text:span> (e.g. in the name "m<text:span text:style-name="T14">15</text:span>*/c<text:span text:style-name="T14">-5.0</text:span>", the base damage is <text:span text:style-name="T14">15 + (-5.0) = 10</text:span> and then you need to multiply it by 2 (e.g. 10 * 2 = 20) and then divide it by 2 (e.g. 20 / 2 = 10)). </text:p>
      <text:p text:style-name="Standard">So, <text:span text:style-name="T14">multiplication and division </text:span>are applied<text:span text:style-name="T14"> only after all numbers are included </text:span>in the calculation and<text:span text:style-name="T14"> in the order they appear in the name</text:span>. </text:p>
      <text:p text:style-name="Standard">You will get all demons <text:span text:style-name="T14">on a single line</text:span>, separated by commas and zero or more blank spaces. Sort them in <text:span text:style-name="T14">alphabetical order</text:span> and print their names <text:span text:style-name="T14">along their health and damage</text:span>. </text:p>
      <text:h text:style-name="Heading_20_3" text:outline-level="3">Input</text:h>
      <text:p text:style-name="P6"><text:span text:style-name="T13">The input will be read from the console. The input consists of a </text:span><text:span text:style-name="T16">single line </text:span><text:span text:style-name="T13">containing all demon names </text:span><text:span text:style-name="T16">separated by commas and zero or more spaces</text:span><text:span text:style-name="T13"> in the format: </text:span><text:span text:style-name="T16">"{demon name}, {demon name}, … {demon name}"</text:span></text:p>
      <text:h text:style-name="Heading_20_3" text:outline-level="3"><text:soft-page-break/><text:span text:style-name="T40">Output</text:span></text:h>
      <text:p text:style-name="P6"><text:span text:style-name="T41">Print all demons </text:span><text:span text:style-name="T24">sorted by their name in ascending order</text:span><text:span text:style-name="T41">, each on a separate line in the format:</text:span></text:p>
      <text:list xml:id="list3030518746" text:style-name="WWNum46">
        <text:list-item>
          <text:p text:style-name="P12"><text:span text:style-name="T24">"{demon name} - {health points} health, {damage points} damage"</text:span></text:p>
        </text:list-item>
      </text:list>
      <text:h text:style-name="Heading_20_3" text:outline-level="3">Constraints</text:h>
      <text:list xml:id="list660520974" text:style-name="WWNum45">
        <text:list-item>
          <text:p text:style-name="P13"><text:span text:style-name="T42">A demon's name will contain </text:span><text:span text:style-name="T25">at least one character</text:span></text:p>
        </text:list-item>
        <text:list-item>
          <text:p text:style-name="P13"><text:span text:style-name="T42">A demon's name </text:span><text:span text:style-name="T25">cannot contain</text:span><text:span text:style-name="T42"> blank spaces ' ' or commas ','</text:span></text:p>
        </text:list-item>
        <text:list-item>
          <text:p text:style-name="P23"><text:span text:style-name="T13">A </text:span><text:span text:style-name="T16">floating point number will always have digits before and after its decimal separator</text:span></text:p>
        </text:list-item>
        <text:list-item>
          <text:p text:style-name="P23"><text:span text:style-name="T16">Number</text:span><text:span text:style-name="T13"> in a demon's name </text:span><text:span text:style-name="T16">is considere</text:span><text:span text:style-name="T13">d everything that is a valid integer or floating point number (with dot '.' used as separator). For example, all these are valid numbers: '4', '+4', '-4', '3.5', '+3.5', '-3.5' </text:span></text:p>
        </text:list-item>
      </text:list>
      <text:h text:style-name="Heading_20_3" text:outline-level="3"><text:span text:style-name="T40">Examples</text:span></text:h>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6"><text:span text:style-name="T26">Input</text:span></text:p>
          </table:table-cell>
          <table:table-cell table:style-name="Таблица5.B1" office:value-type="string">
            <text:p text:style-name="P6"><text:span text:style-name="T26">Output</text:span></text:p>
          </table:table-cell>
          <table:table-cell table:style-name="Таблица5.B1" table:number-columns-spanned="2" office:value-type="string">
            <text:p text:style-name="P6"><text:span text:style-name="T26">Comments</text:span></text:p>
          </table:table-cell>
          <table:covered-table-cell/>
        </table:table-row>
        <table:table-row table:style-name="Таблица5.2">
          <table:table-cell table:style-name="Таблица5.A2" office:value-type="string">
            <text:p text:style-name="P6"><text:span text:style-name="T43">M3ph-0.5s-0.5t0.0**</text:span></text:p>
          </table:table-cell>
          <table:table-cell table:style-name="Таблица5.B2" office:value-type="string">
            <text:p text:style-name="P6"><text:span text:style-name="T43">M3ph-0.5s-0.5t0.0** - 524 health, 8.00 damage</text:span></text:p>
          </table:table-cell>
          <table:table-cell table:style-name="Таблица5.C2" table:number-columns-spanned="2" office:value-type="string">
            <text:p text:style-name="P6"><text:span text:style-name="T43">M3ph-0.5s-0.5t0.0**:</text:span></text:p>
            <text:p text:style-name="P6"><text:span text:style-name="T43">Health = 'M' + 'p' + 'h' + 's' + 't' = 524 health.</text:span></text:p>
            <text:p text:style-name="P6"><text:span text:style-name="T43">Damage = (3 + (-0.5) + (-0.5) + 0.0) * 2 * 2 = 8 damage.</text:span></text:p>
          </table:table-cell>
          <table:covered-table-cell/>
        </table:table-row>
        <table:table-row table:style-name="Таблица5.1">
          <table:table-cell table:style-name="Таблица5.A1" office:value-type="string">
            <text:p text:style-name="P6"><text:span text:style-name="T26">Input</text:span></text:p>
          </table:table-cell>
          <table:table-cell table:style-name="Таблица5.B1" table:number-columns-spanned="2" office:value-type="string">
            <text:p text:style-name="P6"><text:span text:style-name="T26">Output</text:span></text:p>
          </table:table-cell>
          <table:covered-table-cell/>
          <table:table-cell table:style-name="Таблица5.B1" office:value-type="string">
            <text:p text:style-name="P6"><text:span text:style-name="T26">Comments</text:span></text:p>
          </table:table-cell>
        </table:table-row>
        <table:table-row table:style-name="Таблица5.2">
          <table:table-cell table:style-name="Таблица5.A2" office:value-type="string">
            <text:p text:style-name="P6"><text:span text:style-name="T43">M3ph1st0**, Azazel</text:span></text:p>
          </table:table-cell>
          <table:table-cell table:style-name="Таблица5.B4" table:number-columns-spanned="2" office:value-type="string">
            <text:p text:style-name="P6"><text:span text:style-name="T43">Azazel - 615 health, 0.00 damage </text:span></text:p>
            <text:p text:style-name="P6"><text:span text:style-name="T43">M3ph1st0** - 524 health, 16.00 damage</text:span></text:p>
            <text:p text:style-name="P7"/>
          </table:table-cell>
          <table:covered-table-cell/>
          <table:table-cell table:style-name="Таблица5.D4" office:value-type="string">
            <text:p text:style-name="P6"><text:span text:style-name="T43">Azazel: </text:span></text:p>
            <text:p text:style-name="P6"><text:span text:style-name="T43">Health - 'A' + 'z' + 'a' + 'z' + 'e' + 'l' = 615 health. Damage - no digits = 0 damage.</text:span></text:p>
            <text:p text:style-name="P8"/>
            <text:p text:style-name="P6"><text:span text:style-name="T43">M3ph1st0**:</text:span></text:p>
            <text:p text:style-name="P6"><text:span text:style-name="T43">Health - 'M' + 'p' + 'h' + 's' + 't' = 524 health.</text:span></text:p>
            <text:p text:style-name="P6"><text:span text:style-name="T43">Damage - (3 + 1 + 0) * 2 * 2 = 16 damage.</text:span></text:p>
          </table:table-cell>
        </table:table-row>
        <table:table-row table:style-name="Таблица5.2">
          <table:table-cell table:style-name="Таблица5.A2" office:value-type="string">
            <text:p text:style-name="P6"><text:span text:style-name="T43">Gos/ho</text:span></text:p>
          </table:table-cell>
          <table:table-cell table:style-name="Таблица5.B5" table:number-columns-spanned="2" office:value-type="string">
            <text:p text:style-name="P6"><text:span text:style-name="T43">Gos/ho - 512 health, 0.00 damage</text:span></text:p>
          </table:table-cell>
          <table:covered-table-cell/>
          <table:table-cell table:style-name="Таблица5.D5" office:value-type="string">
            <text:p text:style-name="P7"/>
          </table:table-cell>
        </table:table-row>
      </table:table>
      <text:p text:style-name="P2"/>
      <text:list xml:id="list123632690325702" text:continue-list="list123632958677409" text:style-name="WWNum11">
        <text:list-item>
          <text:h text:style-name="P16" text:outline-level="1">*Extract Emails</text:h>
        </text:list-item>
      </text:list>
      <text:p text:style-name="Default"><text:span text:style-name="T45">Write a function to </text:span><text:span text:style-name="T47">extract all email addresses from a given text</text:span><text:span text:style-name="T45">. The text comes at the only input line. Print the emails on the console, each at a separate line. Emails are considered to be in format </text:span><text:span text:style-name="Code_20_Char"><text:span text:style-name="T49">&lt;user&gt;@&lt;host&gt;</text:span></text:span><text:span text:style-name="T45">, where: </text:span></text:p>
      <text:list xml:id="list1486899236" text:style-name="WWNum40">
        <text:list-item>
          <text:p text:style-name="P25"><text:span text:style-name="T47">&lt;user&gt; </text:span><text:span text:style-name="T45">is a sequence of </text:span><text:span text:style-name="T46">letters</text:span><text:span text:style-name="T45"> and </text:span><text:span text:style-name="T46">digits</text:span><text:span text:style-name="T45">, where '</text:span><text:span text:style-name="Code_20_Char"><text:span text:style-name="T49">.</text:span></text:span><text:span text:style-name="T45">', '</text:span><text:span text:style-name="Code_20_Char"><text:span text:style-name="T49">-</text:span></text:span><text:span text:style-name="T45">' and '</text:span><text:span text:style-name="Code_20_Char"><text:span text:style-name="T49">_</text:span></text:span><text:span text:style-name="T45">' can appear between them.</text:span></text:p>
          <text:list>
            <text:list-item>
              <text:p text:style-name="P25"><text:span text:style-name="T45">Examples of valid users: "</text:span><text:span text:style-name="T47">stephan</text:span><text:span text:style-name="T45">", "</text:span><text:span text:style-name="T47">mike03</text:span><text:span text:style-name="T45">", "</text:span><text:span text:style-name="T47">s.johnson</text:span><text:span text:style-name="T45">", "</text:span><text:span text:style-name="T47">st_steward</text:span><text:span text:style-name="T45">", "</text:span><text:span text:style-name="T47">softuni-bulgaria</text:span><text:span text:style-name="T45">", "</text:span><text:span text:style-name="T47">12345</text:span><text:span text:style-name="T45">".</text:span></text:p>
            </text:list-item>
            <text:list-item>
              <text:p text:style-name="P25"><text:span text:style-name="T45">Examples of invalid users: ''</text:span><text:span text:style-name="T47">--123</text:span><text:span text:style-name="T45">", "</text:span><text:span text:style-name="T46">.....</text:span><text:span text:style-name="T45">", "</text:span><text:span text:style-name="T47">nakov_-</text:span><text:span text:style-name="T45">", "</text:span><text:span text:style-name="T47">_steve</text:span><text:span text:style-name="T45">", "</text:span><text:span text:style-name="T47">.info</text:span><text:span text:style-name="T45">". </text:span></text:p>
            </text:list-item>
          </text:list>
        </text:list-item>
        <text:list-item>
          <text:p text:style-name="P25"><text:span text:style-name="T47">&lt;host&gt; </text:span><text:span text:style-name="T45">is a sequence of at least two words, separated by dots '</text:span><text:span text:style-name="T47">.</text:span><text:span text:style-name="T45">'. Each word is sequence of letters and can have hyphens '</text:span><text:span text:style-name="T47">-</text:span><text:span text:style-name="T45">' between the letters.</text:span></text:p>
          <text:list>
            <text:list-item>
              <text:p text:style-name="P25"><text:soft-page-break/><text:span text:style-name="T45">Examples of hosts: "</text:span><text:span text:style-name="T47">softuni.bg</text:span><text:span text:style-name="T45">", "</text:span><text:span text:style-name="T47">software-university.com</text:span><text:span text:style-name="T45">", "</text:span><text:span text:style-name="T47">intoprogramming.info</text:span><text:span text:style-name="T45">", "</text:span><text:span text:style-name="T47">mail.softuni.org</text:span><text:span text:style-name="T45">". </text:span></text:p>
            </text:list-item>
            <text:list-item>
              <text:p text:style-name="P25"><text:span text:style-name="T45">Examples of invalid hosts: "</text:span><text:span text:style-name="T47">helloworld</text:span><text:span text:style-name="T45">", "</text:span><text:span text:style-name="T47">.unknown.soft.</text:span><text:span text:style-name="T45">", "</text:span><text:span text:style-name="T47">invalid-host-</text:span><text:span text:style-name="T45">", "</text:span><text:span text:style-name="T47">invalid-</text:span><text:span text:style-name="T45">". </text:span></text:p>
            </text:list-item>
          </text:list>
        </text:list-item>
        <text:list-item>
          <text:p text:style-name="P25"><text:span text:style-name="T45">Examples of </text:span><text:span text:style-name="T47">valid emails</text:span><text:span text:style-name="T45">: </text:span><text:span text:style-name="T46">info@softuni-bulgaria.org</text:span><text:span text:style-name="T45">, </text:span><text:span text:style-name="T46">kiki@hotmail.co.uk</text:span><text:span text:style-name="T45">, </text:span><text:span text:style-name="T46">no-reply@github.com</text:span><text:span text:style-name="T45">, </text:span><text:span text:style-name="T50">s.peterson@mail.uu.net</text:span><text:span text:style-name="T52">, </text:span><text:span text:style-name="Internet_20_Link"><text:span text:style-name="T53">info-bg@software-university.software.academy</text:span></text:span><text:span text:style-name="T52">. </text:span></text:p>
        </text:list-item>
        <text:list-item>
          <text:p text:style-name="P25"><text:span text:style-name="T52">Examples of </text:span><text:span text:style-name="T50">invalid emails</text:span><text:span text:style-name="T52">: </text:span><text:span text:style-name="Internet_20_Link"><text:span text:style-name="T53">--123@gmail.com</text:span></text:span><text:span text:style-name="T52">, </text:span><text:span text:style-name="T50">…@mail.bg</text:span><text:span text:style-name="T52">, </text:span><text:span text:style-name="Internet_20_Link"><text:span text:style-name="T53">.info@info.info</text:span></text:span><text:span text:style-name="T52">, </text:span><text:span text:style-name="Internet_20_Link"><text:span text:style-name="T53">_steve@yahoo.cn</text:span></text:span><text:span text:style-name="T52">, </text:span><text:span text:style-name="T50">mike@helloworld</text:span><text:span text:style-name="T52">, </text:span><text:span text:style-name="Internet_20_Link"><text:span text:style-name="T53">mike@.unknown.soft</text:span></text:span><text:span text:style-name="T50">.</text:span><text:span text:style-name="T52">, </text:span><text:span text:style-name="T51">s.johnson@invalid-</text:span><text:span text:style-name="T52">.</text:span></text:p>
        </text:list-item>
      </text:list>
      <text:h text:style-name="P26" text:outline-level="3"><text:span text:style-name="T55">Examples</text:span></text:h>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1"><text:span text:style-name="T17">Input</text:span></text:p>
          </table:table-cell>
          <table:table-cell table:style-name="Таблица6.A1" office:value-type="string">
            <text:p text:style-name="P11"><text:span text:style-name="T17">Output</text:span></text:p>
          </table:table-cell>
        </table:table-row>
        <table:table-row table:style-name="Таблица6.2">
          <table:table-cell table:style-name="Таблица6.A2" office:value-type="string">
            <text:p text:style-name="P9"><text:span text:style-name="T36">Please contact us at: support@github.com.</text:span></text:p>
          </table:table-cell>
          <table:table-cell table:style-name="Таблица6.B2" office:value-type="string">
            <text:p text:style-name="P9"><text:span text:style-name="T36">support@github.com</text:span></text:p>
          </table:table-cell>
        </table:table-row>
        <table:table-row table:style-name="Таблица6.2">
          <table:table-cell table:style-name="Таблица6.A3" office:value-type="string">
            <text:p text:style-name="P9"><text:bookmark text:name="__DdeLink__1548_1553542260"/><text:bookmark text:name="__DdeLink__1520_1553542260"/><text:span text:style-name="T36">Just send email to s.miller@mit.edu and j.hopking@york.ac.uk for more information.</text:span></text:p>
          </table:table-cell>
          <table:table-cell table:style-name="Таблица6.B3" office:value-type="string">
            <text:p text:style-name="P9"><text:span text:style-name="T36">s.miller@mit.edu</text:span></text:p>
            <text:p text:style-name="P9"><text:span text:style-name="T36">j.hopking@york.ac.uk</text:span></text:p>
          </table:table-cell>
        </table:table-row>
        <table:table-row table:style-name="Таблица6.2">
          <table:table-cell table:style-name="Таблица6.A4" office:value-type="string">
            <text:p text:style-name="P9"><text:span text:style-name="T36">Many users @ SoftUni confuse email addresses. We @ Softuni.BG provide high-quality training @ home or @ class. –- steve.parker@softuni.de.</text:span></text:p>
          </table:table-cell>
          <table:table-cell table:style-name="Таблица6.B4" office:value-type="string">
            <text:p text:style-name="P9"><text:span text:style-name="T36">steve.parker@softuni.de</text:span></text:p>
          </table:table-cell>
        </table:table-row>
      </table:table>
      <text:h text:style-name="P17" text:outline-level="1"/>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MingLiU-ExtB" svg:font-family="MingLiU-ExtB"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41cm" fo:margin-bottom="0.212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top="0cm" fo:margin-bottom="0.353cm" loext:contextual-spacing="false"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53cm" fo:margin-bottom="0.071cm" loext:contextual-spacing="false" fo:keep-together="always" fo:keep-with-next="always"/>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top="0.353cm" fo:margin-bottom="0.071cm" loext:contextual-spacing="false" fo:keep-together="always" fo:keep-with-next="always"/>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212cm" fo:margin-bottom="0.071cm" loext:contextual-spacing="false" fo:keep-together="always" fo:keep-with-next="always"/>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212cm" fo:margin-bottom="0.071cm" loext:contextual-spacing="false" fo:keep-together="always" fo:keep-with-next="always"/>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141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141cm" fo:margin-bottom="0.212cm" loext:contextual-spacing="true" fo:text-indent="0cm" style:auto-text-indent="false"/>
    </style:style>
    <style:style style:name="Code" style:family="paragraph" style:parent-style-name="Standard" style:default-outline-level="">
      <style:text-properties style:font-name="Consolas" fo:font-family="Consolas" style:font-family-generic="roman" style:font-pitch="variable" fo:font-weight="bold" style:font-weight-asian="bold"/>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Calibri1" style:font-family-complex="Calibri"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ode_20_Char" style:display-name="Code Char" style:family="text" style:parent-style-name="Default_20_Paragraph_20_Font">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fo:color="#0882de" fo:font-size="8.5pt" style:font-size-asian="8.5pt" style:font-size-complex="8.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Problem " style:num-suffix="." style:num-format="1">
        <style:list-level-properties text:list-level-position-and-space-mode="label-alignment">
          <style:list-level-label-alignment text:label-followed-by="listtab" fo:text-indent="-0.635cm" fo:margin-left="10.1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8.9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0.1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1.4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2.7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3.9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5.2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6.5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7.7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50"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51" style:num-suffix="o" text:bullet-char="o">
        <style:list-level-properties text:list-level-position-and-space-mode="label-alignment">
          <style:list-level-label-alignment text:label-followed-by="listtab" fo:text-indent="-0.318cm" fo:margin-left="3.81cm"/>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52" style:num-suffix="o" text:bullet-char="o">
        <style:list-level-properties text:list-level-position-and-space-mode="label-alignment">
          <style:list-level-label-alignment text:label-followed-by="listtab" fo:text-indent="-0.318cm" fo:margin-left="3.81cm"/>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53" style:num-suffix="o" text:bullet-char="o">
        <style:list-level-properties text:list-level-position-and-space-mode="label-alignment">
          <style:list-level-label-alignment text:label-followed-by="listtab" fo:text-indent="-0.318cm" fo:margin-left="3.81cm"/>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6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prefix="Problem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prefix="Problem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prefix="Task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351cm"/>
        </style:list-level-properties>
        <style:text-properties style:font-name="Symbol"/>
      </text:list-level-style-bullet>
      <text:list-level-style-bullet text:level="2" text:style-name="ListLabel_20_75" style:num-suffix="o" text:bullet-char="o">
        <style:list-level-properties text:list-level-position-and-space-mode="label-alignment">
          <style:list-level-label-alignment text:label-followed-by="listtab" fo:text-indent="-0.635cm" fo:margin-left="2.62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1cm"/>
        </style:list-level-properties>
        <style:text-properties style:font-name="Symbol"/>
      </text:list-level-style-bullet>
      <text:list-level-style-bullet text:level="5" text:style-name="ListLabel_20_76" style:num-suffix="o" text:bullet-char="o">
        <style:list-level-properties text:list-level-position-and-space-mode="label-alignment">
          <style:list-level-label-alignment text:label-followed-by="listtab" fo:text-indent="-0.635cm" fo:margin-left="6.43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1cm"/>
        </style:list-level-properties>
        <style:text-properties style:font-name="Symbol"/>
      </text:list-level-style-bullet>
      <text:list-level-style-bullet text:level="8" text:style-name="ListLabel_20_77" style:num-suffix="o" text:bullet-char="o">
        <style:list-level-properties text:list-level-position-and-space-mode="label-alignment">
          <style:list-level-label-alignment text:label-followed-by="listtab" fo:text-indent="-0.635cm" fo:margin-left="10.2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P2" style:family="paragraph" style:parent-style-name="Frame_20_contents">
      <style:paragraph-properties fo:margin-top="0cm" fo:margin-bottom="0cm" loext:contextual-spacing="false" fo:line-height="100%"/>
      <style:text-properties fo:color="#000000"/>
    </style:style>
    <style:style style:name="MP3" style:family="paragraph">
      <loext:graphic-properties draw:fill="none"/>
      <style:paragraph-properties fo:text-align="start"/>
      <style:text-properties fo:color="#000000" fo:font-size="18pt"/>
    </style:style>
    <style:style style:name="MP4" style:family="paragraph" style:parent-style-name="Frame_20_contents">
      <style:paragraph-properties fo:margin-top="0.071cm" fo:margin-bottom="0.176cm" loext:contextual-spacing="false" fo:line-height="100%"/>
    </style:style>
    <style:style style:name="MP5" style:family="paragraph" style:parent-style-name="Frame_20_contents">
      <style:paragraph-properties fo:margin-left="1cm" fo:margin-right="0cm" fo:line-height="100%" fo:text-indent="0.501cm" style:auto-text-indent="false"/>
    </style:style>
    <style:style style:name="MP6" style:family="paragraph">
      <loext:graphic-properties draw:fill="none"/>
      <style:paragraph-properties fo:text-align="start"/>
      <style:text-properties fo:font-size="18pt"/>
    </style:style>
    <style:style style:name="MP7" style:family="paragraph" style:parent-style-name="Frame_20_contents">
      <style:paragraph-properties fo:margin-top="0.141cm" fo:margin-bottom="0cm" loext:contextual-spacing="false" fo:line-height="100%" fo:text-align="end" style:justify-single-word="false"/>
      <style:text-properties fo:color="#000000"/>
    </style:style>
    <style:style style:name="MT1" style:family="text">
      <style:text-properties fo:font-size="8.5pt" style:font-size-asian="8.5pt" style:font-size-complex="8.5pt"/>
    </style:style>
    <style:style style:name="MT2" style:family="text">
      <style:text-properties fo:color="#0882de" fo:font-size="8.5pt" style:font-size-asian="8.5pt" style:font-size-complex="8.5pt"/>
    </style:style>
    <style:style style:name="MT3" style:family="text">
      <style:text-properties fo:font-size="9pt" fo:language="bg" fo:country="BG" style:font-size-asian="9pt" style:font-size-complex="9pt"/>
    </style:style>
    <style:style style:name="MT4" style:family="text">
      <style:text-properties fo:font-size="9pt" style:font-size-asian="9pt"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none" draw:textarea-vertical-align="middle" draw:auto-grow-height="false" fo:min-height="0.46cm" fo:min-width="1.369cm" fo:padding-top="0cm" fo:padding-bottom="0cm" fo:padding-left="0.049cm" fo:padding-right="0cm" fo:wrap-option="wrap" fo:margin-left="0.318cm" fo:margin-right="0.33cm" fo:margin-top="0cm" fo:margin-bottom="0.01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Frame">
      <style:graphic-properties draw:stroke="none" svg:stroke-width="0.026cm" draw:stroke-linejoin="miter" draw:fill="none" draw:textarea-vertical-align="top" draw:auto-grow-height="false" fo:min-height="1.259cm" fo:min-width="14.416cm" fo:padding-top="0.12cm" fo:padding-bottom="0.049cm" fo:padding-left="0.049cm" fo:padding-right="0.049cm" fo:wrap-option="wrap" fo:margin-left="0.318cm" fo:margin-right="0.318cm" fo:margin-top="0cm" fo:margin-bottom="0.00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984807"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parent-style-name="Frame">
      <style:graphic-properties draw:stroke="none" svg:stroke-width="0.018cm" draw:fill="none" draw:textarea-vertical-align="middle" draw:auto-grow-height="false" fo:min-height="0.563cm" fo:min-width="2.503cm" fo:padding-top="0cm" fo:padding-bottom="0cm" fo:padding-left="0cm" fo:padding-right="0cm" fo:wrap-option="wrap" fo:margin-left="0.318cm" fo:margin-right="0.356cm" fo:margin-top="0cm" fo:margin-bottom="0.021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p text:style-name="MP1"/>
      </style:header>
      <style:footer>
        <text:p text:style-name="Footer"><draw:custom-shape text:anchor-type="paragraph" draw:z-index="17" draw:name="Text Box 6" draw:style-name="Mgr1" draw:text-style-name="MP3" svg:width="1.417cm" svg:height="0.459cm" svg:x="3.875cm" svg:y="0.99cm"><text:p text:style-name="MP2"><text:span text:style-name="MT1">Follow 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Text Box 16" draw:style-name="Mgr2" draw:text-style-name="MP6" svg:width="14.514cm" svg:height="1.428cm" svg:x="3.845cm" svg:y="0.247cm"><text:p text:style-name="MP4"><text:span text:style-name="MT1">© SoftUni – </text:span><text:a xlink:type="simple" xlink:href="https://softuni.org" text:style-name="ListLabel_20_78" text:visited-style-name="ListLabel_20_78"><text:span text:style-name="Internet_20_link"><text:span text:style-name="MT2">https://softuni.org</text:span></text:span></text:a><text:span text:style-name="MT1">. Copyrighted document. Unauthorized copy, reproduction or use is not permitted.</text:span><text:bookmark text:name="_Hlk24191091"/></text:p><text:p text:style-name="MP5"><draw:a xlink:type="simple" xlink:href="https://softuni.org"><draw:frame draw:style-name="Mfr1" draw:name="Picture 3" text:anchor-type="as-char" svg:width="0.499cm" svg:height="0.499cm" draw:z-index="47"><draw:image xlink:href="Pictures/100002000000018E0000018ECA8B6F8978845C50.png" xlink:type="simple" xlink:show="embed" xlink:actuate="onLoad" loext:mime-type="image/png"/></draw:frame></draw:a><text:span text:style-name="MT3"><text:s text:c="3"/></text:span><draw:a xlink:type="simple" xlink:href="https://softuni.bg"><draw:frame draw:style-name="Mfr1" draw:name="Picture 2" text:anchor-type="as-char" svg:width="0.499cm" svg:height="0.499cm" draw:z-index="53"><draw:image xlink:href="Pictures/100002010000018E0000018EBD486230B4FC5109.png" xlink:type="simple" xlink:show="embed" xlink:actuate="onLoad" loext:mime-type="image/png"/></draw:frame></draw:a><text:span text:style-name="MT3"><text:s text:c="3"/></text:span><draw:a xlink:type="simple" xlink:href="https://www.facebook.com/softuni.org"><draw:frame draw:style-name="Mfr1" draw:name="Picture 5" text:anchor-type="as-char" svg:width="0.499cm" svg:height="0.499cm" draw:z-index="59"><draw:image xlink:href="Pictures/1000020000000094000000940444C3C9D205423F.png" xlink:type="simple" xlink:show="embed" xlink:actuate="onLoad" loext:mime-type="image/png"/><svg:title>Software University @ Facebook</svg:title></draw:frame></draw:a><text:span text:style-name="MT4"><text:s text:c="3"/></text:span><draw:a xlink:type="simple" xlink:href="https://www.instagram.com/softuni_org"><draw:frame draw:style-name="Mfr1" draw:name="Picture 20" text:anchor-type="as-char" svg:width="0.499cm" svg:height="0.499cm" draw:z-index="65"><draw:image xlink:href="Pictures/10000201000000B4000000B4208AF0A64964E903.png" xlink:type="simple" xlink:show="embed" xlink:actuate="onLoad" loext:mime-type="image/png"/></draw:frame></draw:a><text:span text:style-name="MT4"><text:s text:c="3"/></text:span><draw:a xlink:type="simple" xlink:href="https://twitter.com/SoftUni1"><draw:frame draw:style-name="Mfr1" draw:name="Picture 7" text:anchor-type="as-char" svg:width="0.499cm" svg:height="0.499cm" draw:z-index="71"><draw:image xlink:href="Pictures/100002000000009400000094885D4295E8021B8C.png" xlink:type="simple" xlink:show="embed" xlink:actuate="onLoad" loext:mime-type="image/png"/><svg:title>Software University @ Twitter</svg:title></draw:frame></draw:a><text:span text:style-name="MT4"><text:s text:c="2"/></text:span><draw:a xlink:type="simple" xlink:href="https://www.youtube.com/channel/UCqvOk8tYzfRS-eDy4vs3UyA"><draw:frame draw:style-name="Mfr1" draw:name="Picture 17" text:anchor-type="as-char" svg:width="0.499cm" svg:height="0.499cm" draw:z-index="77"><draw:image xlink:href="Pictures/100002000000009400000094183D941B7D80F4B0.png" xlink:type="simple" xlink:show="embed" xlink:actuate="onLoad" loext:mime-type="image/png"/><svg:title>Software University @ YouTube</svg:title></draw:frame></draw:a><text:span text:style-name="MT4"><text:s text:c="3"/></text:span><draw:a xlink:type="simple" xlink:href="https://www.linkedin.com/company/softuni/"><draw:frame draw:style-name="Mfr2" draw:name="Picture 21" text:anchor-type="as-char" svg:width="0.499cm" svg:height="0.499cm" draw:z-index="83"><draw:image xlink:href="Pictures/10000200000001CC000001CC8D30CC1D74D8248E.png" xlink:type="simple" xlink:show="embed" xlink:actuate="onLoad" loext:mime-type="image/png"/></draw:frame></draw:a><text:span text:style-name="MT4"><text:s text:c="3"/></text:span><draw:a xlink:type="simple" xlink:href="https://github.com/SoftUni"><draw:frame draw:style-name="Mfr1" draw:name="Picture 22" text:anchor-type="as-char" svg:width="0.499cm" svg:height="0.499cm" draw:z-index="89"><draw:image xlink:href="Pictures/10000200000001A500000197197CCDDDCC66E692.png" xlink:type="simple" xlink:show="embed" xlink:actuate="onLoad" loext:mime-type="image/png"/></draw:frame></draw:a><text:span text:style-name="MT4"><text:s text:c="3"/></text:span><draw:a xlink:type="simple" xlink:href="mailto:info@softuni.org"><draw:frame draw:style-name="Mfr1" draw:name="Picture 23" text:anchor-type="as-char" svg:width="0.499cm" svg:height="0.499cm" draw:z-index="95"><draw:image xlink:href="Pictures/1000020000000094000000947840CCE6317D2720.png" xlink:type="simple" xlink:show="embed" xlink:actuate="onLoad" loext:mime-type="image/png"/><svg:title>Software University: Email Us</svg:title></draw:frame></draw: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5" draw:name="Straight Connector 19" draw:style-name="Mgr3" draw:text-style-name="MP6" svg:x1="-0.002cm" svg:y1="0.183cm" svg:x2="18.371cm" svg:y2="0.185cm"><text:p/></draw:line><draw:custom-shape text:anchor-type="paragraph" draw:z-index="23" draw:name="Text Box 4" draw:style-name="Mgr4" draw:text-style-name="MP3" svg:width="2.502cm" svg:height="0.562cm" svg:x="15.686cm" svg:y="0.951cm"><text:p text:style-name="MP7"><text:span text:style-name="MT4">Page </text:span><text:span text:style-name="MT4"><text:page-number text:select-page="current">6</text:page-number></text:span><text:span text:style-name="MT4"><text:s/>of </text:span><text:span text:style-name="MT4"><text:page-count>6</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a xlink:type="simple" xlink:href="https://softuni.org"><draw:frame draw:style-name="Mfr3" draw:name="Picture 1" text:anchor-type="char" svg:x="-0.03cm" svg:y="0.392cm" svg:width="3.48cm" svg:height="1.201cm" draw:z-index="29"><draw:image xlink:href="Pictures/10000200000002F4000001063CDF15509538B8F8.png" xlink:type="simple" xlink:show="embed" xlink:actuate="onLoad" loext:mime-type="image/png"/></draw:frame></draw: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ology Fundamentals - Regular Expressions - Exercise</dc:title>
    <dc:subject>Technology Fundamentals  – Practical Training Course @ SoftUni</dc:subject>
    <meta:initial-creator>Software University</meta:initial-creator>
    <meta:keyword>Technologies</meta:keyword>
    <meta:keyword>Fundamentals</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 SoftUni – https://softuni.org_x000d_
© Software University – https://softuni.bg_x000d_
_x000d_
Copyrighted document. Unauthorized copy, reproduction or use is not permitted.</dc:description>
    <dc:creator>Михаела Милева</dc:creator>
    <meta:editing-cycles>3</meta:editing-cycles>
    <meta:print-date>2015-10-26T22:35:00</meta:print-date>
    <meta:creation-date>2019-11-12T12:29:00</meta:creation-date>
    <dc:date>2020-05-07T09:34:00</dc:date>
    <meta:editing-duration>P0D</meta:editing-duration>
    <meta:generator>LibreOffice/6.1.3.2$Windows_X86_64 LibreOffice_project/86daf60bf00efa86ad547e59e09d6bb77c699acb</meta:generator>
    <meta:document-statistic meta:table-count="6" meta:image-count="10" meta:object-count="0" meta:page-count="6" meta:paragraph-count="205" meta:word-count="1901" meta:character-count="11423" meta:non-whitespace-character-count="9711"/>
    <meta:user-defined meta:name="AppVersion">16.0000</meta:user-defined>
    <meta:user-defined meta:name="Company">SoftUni – https://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